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pitch="variable" style:font-charset="x-symbol"/>
    <style:font-face style:name="0" svg:font-family="0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MS Reference Sans Serif" svg:font-family="'MS Reference Sans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MS Reference Sans Serif1" svg:font-family="'MS Reference Sans Serif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automatic-styles>
    <style:style style:name="Table1" style:family="table" style:master-page-name="Standard">
      <style:table-properties style:width="15.021cm" fo:margin-left="0.023cm" fo:margin-top="0cm" fo:margin-bottom="0cm" style:page-number="auto" table:align="left" style:writing-mode="lr-tb"/>
    </style:style>
    <style:style style:name="Table1.A" style:family="table-column">
      <style:table-column-properties style:column-width="7.417cm"/>
    </style:style>
    <style:style style:name="Table1.B" style:family="table-column">
      <style:table-column-properties style:column-width="7.604cm"/>
    </style:style>
    <style:style style:name="Table1.1" style:family="table-row">
      <style:table-row-properties style:min-row-height="2.812cm" fo:keep-together="auto"/>
    </style:style>
    <style:style style:name="Table1.A1" style:family="table-cell">
      <style:table-cell-properties style:vertical-align="" fo:padding="0cm" fo:border="none" style:writing-mode="lr-tb"/>
    </style:style>
    <style:style style:name="Table2" style:family="table">
      <style:table-properties style:width="15cm" fo:margin-top="0cm" fo:margin-bottom="0cm" table:align="center" style:writing-mode="lr-tb"/>
    </style:style>
    <style:style style:name="Table2.A" style:family="table-column">
      <style:table-column-properties style:column-width="1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0c0c0" fo:padding="0cm" fo:border="0.25pt solid #000001" style:writing-mode="lr-tb">
        <style:background-image/>
      </style:table-cell-properties>
    </style:style>
    <style:style style:name="Table3" style:family="table">
      <style:table-properties style:width="15cm" fo:margin-top="0cm" fo:margin-bottom="0cm" table:align="center" style:writing-mode="lr-tb"/>
    </style:style>
    <style:style style:name="Table3.A" style:family="table-column">
      <style:table-column-properties style:column-width="1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0c0c0" fo:padding="0cm" fo:border="0.25pt solid #000001" style:writing-mode="lr-tb">
        <style:background-image/>
      </style:table-cell-properties>
    </style:style>
    <style:style style:name="Table4" style:family="table">
      <style:table-properties style:width="15.064cm" fo:margin-left="0.064cm" fo:margin-top="0cm" fo:margin-bottom="0cm" table:align="left" style:writing-mode="lr-tb"/>
    </style:style>
    <style:style style:name="Table4.A" style:family="table-column">
      <style:table-column-properties style:column-width="4.272cm"/>
    </style:style>
    <style:style style:name="Table4.B" style:family="table-column">
      <style:table-column-properties style:column-width="10.79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cm" fo:border="none" style:writing-mode="lr-tb"/>
    </style:style>
    <style:style style:name="Table5" style:family="table">
      <style:table-properties style:width="14.997cm" fo:margin-top="0cm" fo:margin-bottom="0cm" table:align="center" style:writing-mode="lr-tb"/>
    </style:style>
    <style:style style:name="Table5.A" style:family="table-column">
      <style:table-column-properties style:column-width="4.244cm"/>
    </style:style>
    <style:style style:name="Table5.B" style:family="table-column">
      <style:table-column-properties style:column-width="10.75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cm" fo:border="none" style:writing-mode="lr-tb"/>
    </style:style>
    <style:style style:name="Table6" style:family="table">
      <style:table-properties style:width="15cm" fo:margin-top="0cm" fo:margin-bottom="0cm" fo:break-before="page" table:align="center" style:writing-mode="lr-tb"/>
    </style:style>
    <style:style style:name="Table6.A" style:family="table-column">
      <style:table-column-properties style:column-width="15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c0c0c0" fo:padding="0cm" fo:border="0.25pt solid #000001" style:writing-mode="lr-tb">
        <style:background-image/>
      </style:table-cell-properties>
    </style:style>
    <style:style style:name="Table7" style:family="table">
      <style:table-properties style:width="15cm" table:align="margins" style:writing-mode="lr-tb"/>
    </style:style>
    <style:style style:name="Table7.A" style:family="table-column">
      <style:table-column-properties style:column-width="0.302cm" style:rel-column-width="1317*"/>
    </style:style>
    <style:style style:name="Table7.B" style:family="table-column">
      <style:table-column-properties style:column-width="5.399cm" style:rel-column-width="23589*"/>
    </style:style>
    <style:style style:name="Table7.C" style:family="table-column">
      <style:table-column-properties style:column-width="1.401cm" style:rel-column-width="6118*"/>
    </style:style>
    <style:style style:name="Table7.D" style:family="table-column">
      <style:table-column-properties style:column-width="0.801cm" style:rel-column-width="3498*"/>
    </style:style>
    <style:style style:name="Table7.E" style:family="table-column">
      <style:table-column-properties style:column-width="0.3cm" style:rel-column-width="1310*"/>
    </style:style>
    <style:style style:name="Table7.G" style:family="table-column">
      <style:table-column-properties style:column-width="1.399cm" style:rel-column-width="6114*"/>
    </style:style>
    <style:style style:name="Table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7.G1" style:family="table-cell">
      <style:table-cell-properties style:vertical-align="middle" fo:padding="0.097cm" fo:border="0.05pt solid #000000"/>
    </style:style>
    <style:style style:name="Tab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5cm" fo:margin-top="0cm" fo:margin-bottom="0cm" fo:break-before="page" table:align="center" style:writing-mode="lr-tb"/>
    </style:style>
    <style:style style:name="Table9.A" style:family="table-column">
      <style:table-column-properties style:column-width="1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c0c0c0" fo:padding="0cm" fo:border="0.25pt solid #000001" style:writing-mode="lr-tb">
        <style:background-image/>
      </style:table-cell-properties>
    </style:style>
    <style:style style:name="Table10" style:family="table">
      <style:table-properties style:width="14.997cm" fo:margin-top="0cm" fo:margin-bottom="0cm" table:align="center" style:writing-mode="lr-tb"/>
    </style:style>
    <style:style style:name="Table10.A" style:family="table-column">
      <style:table-column-properties style:column-width="5.883cm"/>
    </style:style>
    <style:style style:name="Table10.B" style:family="table-column">
      <style:table-column-properties style:column-width="9.114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cm" fo:border="none" style:writing-mode="lr-tb"/>
    </style:style>
    <style:style style:name="Table8" style:family="table">
      <style:table-properties style:width="15cm" fo:margin-top="0cm" fo:margin-bottom="0cm" fo:break-before="page" table:align="center" style:writing-mode="lr-tb"/>
    </style:style>
    <style:style style:name="Table8.A" style:family="table-column">
      <style:table-column-properties style:column-width="15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c0c0c0" fo:padding="0cm" fo:border="0.25pt solid #000001" style:writing-mode="lr-tb">
        <style:background-image/>
      </style:table-cell-properties>
    </style:style>
    <style:style style:name="Table11" style:family="table">
      <style:table-properties style:width="14.997cm" fo:margin-top="0cm" fo:margin-bottom="0cm" table:align="center" style:writing-mode="lr-tb"/>
    </style:style>
    <style:style style:name="Table11.A" style:family="table-column">
      <style:table-column-properties style:column-width="5.886cm"/>
    </style:style>
    <style:style style:name="Table11.B" style:family="table-column">
      <style:table-column-properties style:column-width="9.11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cm" fo:border="none" style:writing-mode="lr-tb"/>
    </style:style>
    <style:style style:name="Table13" style:family="table">
      <style:table-properties style:width="15cm" fo:margin-top="0cm" fo:margin-bottom="0cm" fo:break-before="page" table:align="center" style:writing-mode="lr-tb"/>
    </style:style>
    <style:style style:name="Table13.A" style:family="table-column">
      <style:table-column-properties style:column-width="15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c0c0c0" fo:padding="0cm" fo:border="0.25pt solid #000001" style:writing-mode="lr-tb">
        <style:background-image/>
      </style:table-cell-properties>
    </style:style>
    <style:style style:name="Table14" style:family="table">
      <style:table-properties style:width="15cm" fo:margin-top="0cm" fo:margin-bottom="0cm" fo:break-before="page" table:align="center" style:writing-mode="lr-tb"/>
    </style:style>
    <style:style style:name="Table14.A" style:family="table-column">
      <style:table-column-properties style:column-width="15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c0c0c0" fo:padding="0cm" fo:border="0.25pt solid #000001" style:writing-mode="lr-tb">
        <style:background-image/>
      </style:table-cell-properties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Arial" fo:font-size="10pt" style:font-name-asian="Arial2" style:font-size-asian="10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Arial" fo:font-size="10pt" style:font-name-asian="Arial2" style:font-size-asian="10pt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Arial" fo:font-size="10pt" fo:font-weight="bold" style:font-name-asian="Arial2" style:font-size-asian="10pt" style:font-weight-asian="bold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Arial" style:font-name-asian="Arial2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Arial" fo:font-weight="bold" style:font-name-asian="Arial2" style:font-weight-asian="bold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Arial" fo:font-size="7pt" style:font-name-asian="Arial2" style:font-size-asian="7p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MS Reference Sans Serif" fo:font-size="10pt" style:font-name-asian="MS Reference Sans Serif1" style:font-size-asian="10pt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font-size="10pt" style:font-size-asian="10pt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Arial1" fo:font-size="10pt" style:font-name-asian="Arial2" style:font-size-asian="10pt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Arial1" fo:font-size="10pt" fo:font-weight="bold" style:font-name-asian="Arial2" style:font-size-asian="10pt" style:font-weight-asian="bold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Arial1" fo:font-size="10pt" style:font-size-asian="10pt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2.42cm"/>
        </style:tab-stops>
      </style:paragraph-properties>
      <style:text-properties style:font-name="Arial1" fo:font-size="10pt" style:font-size-asian="10pt" style:font-size-complex="10pt"/>
    </style:style>
    <style:style style:name="P14" style:family="paragraph" style:parent-style-name="envelope_20_address">
      <style:paragraph-properties fo:margin-left="0cm" fo:margin-right="0cm" fo:text-align="start" style:justify-single-word="false" fo:orphans="2" fo:widows="2" fo:text-indent="0cm" style:auto-text-indent="false" style:vertical-align="auto" style:writing-mode="lr-tb"/>
    </style:style>
    <style:style style:name="P15" style:family="paragraph" style:parent-style-name="HTML_20_Preformatte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" fo:font-size="11pt" style:font-name-asian="Arial2" style:font-size-asian="11pt"/>
    </style:style>
    <style:style style:name="P16" style:family="paragraph" style:parent-style-name="HTML_20_Preformatte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1" fo:font-size="10pt" fo:font-weight="bold" style:font-name-asian="Arial2" style:font-size-asian="10pt" style:font-weight-asian="bold" style:font-size-complex="10pt"/>
    </style:style>
    <style:style style:name="P17" style:family="paragraph" style:parent-style-name="HTML_20_Preformatte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1" fo:font-size="10pt" style:font-name-asian="Arial2" style:font-size-asian="10pt" style:font-size-complex="10pt"/>
    </style:style>
    <style:style style:name="P18" style:family="paragraph" style:parent-style-name="HTML_20_Preformatte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1" fo:font-size="10pt" style:font-size-asian="10pt" style:font-size-complex="10pt"/>
    </style:style>
    <style:style style:name="P19" style:family="paragraph" style:parent-style-name="HTML_20_Preformatted">
      <loext:graphic-properties draw:fill="solid" draw:fill-color="#ffffff"/>
      <style:paragraph-properties fo:margin-left="0cm" fo:margin-right="0cm" fo:text-align="start" style:justify-single-word="false" fo:orphans="2" fo:widows="2" fo:text-indent="0cm" style:auto-text-indent="false" fo:background-color="#ffffff" style:vertical-align="auto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1" fo:font-size="10pt" style:font-size-asian="10pt" style:font-size-complex="10pt"/>
    </style:style>
    <style:style style:name="P20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Arial" fo:font-weight="bold" style:font-name-asian="Arial2" style:font-weight-asian="bold"/>
    </style:style>
    <style:style style:name="P2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 style:vertical-align="auto" style:writing-mode="lr-tb"/>
      <style:text-properties style:font-name="Arial1" fo:font-size="10pt" style:font-size-asian="10pt" style:font-size-complex="10pt"/>
    </style:style>
    <style:style style:name="P22" style:family="paragraph" style:parent-style-name="Text_20_body">
      <style:paragraph-properties fo:margin-left="0cm" fo:margin-right="0cm" fo:margin-top="0cm" fo:margin-bottom="0.212cm" loext:contextual-spacing="false" fo:text-align="justify" style:justify-single-word="false" fo:orphans="2" fo:widows="2" fo:text-indent="0cm" style:auto-text-indent="false" style:vertical-align="auto" style:writing-mode="lr-tb"/>
    </style:style>
    <style:style style:name="P23" style:family="paragraph" style:parent-style-name="HTML_20_Preformatte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vertical-align="auto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1" fo:font-size="10pt" fo:font-weight="bold" style:font-name-asian="Arial2" style:font-size-asian="10pt" style:font-weight-asian="bold" style:font-size-complex="10pt"/>
    </style:style>
    <style:style style:name="P24" style:family="paragraph" style:parent-style-name="HTML_20_Preformatte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vertical-align="auto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1" fo:font-size="10pt" style:font-name-asian="Arial2" style:font-size-asian="10pt" style:font-size-complex="10pt"/>
    </style:style>
    <style:style style:name="P25" style:family="paragraph" style:parent-style-name="HTML_20_Preformatte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vertical-align="auto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1" fo:font-size="10pt" style:font-size-asian="10pt" style:font-size-complex="10pt"/>
    </style:style>
    <style:style style:name="P26" style:family="paragraph" style:parent-style-name="HTML_20_Preformatted">
      <loext:graphic-properties draw:fill="solid" draw:fill-color="#ffffff"/>
      <style:paragraph-properties fo:margin-left="0cm" fo:margin-right="0cm" fo:margin-top="0cm" fo:margin-bottom="0.353cm" loext:contextual-spacing="false" style:line-height-at-least="0.556cm" fo:text-align="justify" style:justify-single-word="false" fo:orphans="2" fo:widows="2" fo:text-indent="0cm" style:auto-text-indent="false" fo:background-color="#ffffff" style:vertical-align="baselin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7" style:family="paragraph" style:parent-style-name="Standard">
      <style:paragraph-properties fo:margin-left="0cm" fo:margin-right="0cm" fo:text-align="start" style:justify-single-word="false" fo:orphans="2" fo:widows="2" fo:text-indent="1.249cm" style:auto-text-indent="false" style:vertical-align="auto" style:writing-mode="lr-tb"/>
    </style:style>
    <style:style style:name="P28" style:family="paragraph" style:parent-style-name="Standard">
      <style:paragraph-properties fo:margin-left="0cm" fo:margin-right="0cm" fo:text-align="justify" style:justify-single-word="false" fo:orphans="2" fo:widows="2" fo:text-indent="1.249cm" style:auto-text-indent="false" style:vertical-align="auto" style:writing-mode="lr-tb"/>
      <style:text-properties style:font-name="Arial" fo:font-size="10pt" style:font-name-asian="Arial2" style:font-size-asian="10pt" style:font-size-complex="10pt"/>
    </style:style>
    <style:style style:name="P29" style:family="paragraph" style:parent-style-name="Table_20_Contents">
      <style:text-properties style:font-name="Arial1" fo:font-size="10pt" style:font-size-asian="10pt" style:font-size-complex="10pt"/>
    </style:style>
    <style:style style:name="P30" style:family="paragraph" style:parent-style-name="Table_20_Contents">
      <style:text-properties style:font-name="Arial1" fo:font-size="10pt" officeooo:rsid="0005a451" officeooo:paragraph-rsid="0005a451" style:font-size-asian="10pt" style:font-size-complex="10pt"/>
    </style:style>
    <style:style style:name="P31" style:family="paragraph" style:parent-style-name="Table_20_Contents">
      <style:text-properties style:font-name="Arial1" fo:font-size="10pt" officeooo:rsid="0006d23f" officeooo:paragraph-rsid="0006d23f" style:font-size-asian="10pt" style:font-size-complex="10pt"/>
    </style:style>
    <style:style style:name="P32" style:family="paragraph" style:parent-style-name="Table_20_Contents">
      <style:text-properties style:font-name="Arial1" fo:font-size="10pt" fo:font-weight="bold" officeooo:rsid="0005a451" officeooo:paragraph-rsid="0005a451" style:font-size-asian="10pt" style:font-weight-asian="bold" style:font-size-complex="10pt" style:font-weight-complex="bold"/>
    </style:style>
    <style:style style:name="P33" style:family="paragraph" style:parent-style-name="Table_20_Contents">
      <style:text-properties style:font-name="Arial1" fo:font-size="10pt" fo:font-weight="bold" officeooo:rsid="0006d23f" officeooo:paragraph-rsid="0006d23f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Dingbats" fo:font-size="10pt" officeooo:rsid="0005a451" officeooo:paragraph-rsid="0005a451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Dingbats" fo:font-size="10pt" officeooo:rsid="0006d23f" officeooo:paragraph-rsid="0006d23f" style:font-size-asian="10pt" style:font-size-complex="10pt"/>
    </style:style>
    <style:style style:name="P36" style:family="paragraph" style:parent-style-name="Standard">
      <style:paragraph-properties fo:margin-left="1.27cm" fo:margin-right="0cm" fo:text-align="start" style:justify-single-word="false" fo:orphans="2" fo:widows="2" fo:text-indent="-0.635cm" style:auto-text-indent="false" style:vertical-align="auto" style:writing-mode="lr-tb">
        <style:tab-stops>
          <style:tab-stop style:position="6.35cm"/>
        </style:tab-stops>
      </style:paragraph-properties>
      <style:text-properties style:font-name="Arial1" fo:font-size="10pt" style:font-name-asian="Times New Roman1" style:font-size-asian="10pt" style:language-asian="hi" style:country-asian="IN" style:font-size-complex="10pt"/>
    </style:style>
    <style:style style:name="P37" style:family="paragraph" style:parent-style-name="Standard">
      <style:paragraph-properties fo:margin-left="1.27cm" fo:margin-right="0cm" fo:text-align="start" style:justify-single-word="false" fo:orphans="2" fo:widows="2" fo:text-indent="0cm" style:auto-text-indent="false" style:vertical-align="auto" style:writing-mode="lr-tb"/>
      <style:text-properties style:font-name="Arial1" fo:font-size="10pt" style:font-name-asian="Arial2" style:font-size-asian="10pt" style:language-asian="hi" style:country-asian="IN" style:font-size-complex="10pt"/>
    </style:style>
    <style:style style:name="P38" style:family="paragraph" style:parent-style-name="Standard">
      <style:paragraph-properties fo:margin-left="1cm" fo:margin-right="0cm" fo:text-align="start" style:justify-single-word="false" fo:orphans="2" fo:widows="2" fo:text-indent="0cm" style:auto-text-indent="false" style:vertical-align="auto" style:writing-mode="lr-tb"/>
      <style:text-properties style:font-name="Arial" fo:font-size="10pt" style:font-name-asian="Arial2" style:font-size-asian="10pt" style:font-size-complex="10pt"/>
    </style:style>
    <style:style style:name="P39" style:family="paragraph" style:parent-style-name="Standard">
      <style:paragraph-properties fo:margin-left="1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5.001cm"/>
        </style:tab-stops>
      </style:paragraph-properties>
      <style:text-properties style:font-name="Arial" fo:font-size="10pt" style:font-name-asian="Arial2" style:font-size-asian="10pt" style:font-size-complex="10pt"/>
    </style:style>
    <style:style style:name="P40" style:family="paragraph" style:parent-style-name="Standard">
      <style:paragraph-properties fo:margin-left="1cm" fo:margin-right="0cm" fo:text-align="start" style:justify-single-word="false" fo:orphans="2" fo:widows="2" fo:text-indent="0cm" style:auto-text-indent="false" style:vertical-align="auto" style:writing-mode="lr-tb"/>
      <style:text-properties style:font-name="Arial" fo:font-size="10pt" fo:font-weight="normal" style:font-name-asian="Arial2" style:font-size-asian="10pt" style:language-asian="hi" style:country-asian="IN" style:font-weight-asian="normal" style:font-size-complex="10pt"/>
    </style:style>
    <style:style style:name="P41" style:family="paragraph" style:parent-style-name="Standard" style:list-style-name="WWNum4">
      <style:paragraph-properties fo:margin-left="1.27cm" fo:margin-right="0cm" fo:text-align="start" style:justify-single-word="false" fo:orphans="2" fo:widows="2" fo:text-indent="-0.635cm" style:auto-text-indent="false" style:vertical-align="auto" style:writing-mode="lr-tb">
        <style:tab-stops>
          <style:tab-stop style:position="6.35cm"/>
        </style:tab-stops>
      </style:paragraph-properties>
      <style:text-properties style:font-name="Arial1" fo:font-size="10pt" style:font-name-asian="Times New Roman1" style:font-size-asian="10pt" style:language-asian="hi" style:country-asian="IN" style:font-size-complex="10pt"/>
    </style:style>
    <style:style style:name="P42" style:family="paragraph" style:parent-style-name="Standard" style:list-style-name="WWNum4">
      <style:paragraph-properties fo:margin-left="1.27cm" fo:margin-right="0cm" fo:text-align="start" style:justify-single-word="false" fo:orphans="2" fo:widows="2" fo:text-indent="-0.635cm" style:auto-text-indent="false" style:vertical-align="auto" style:writing-mode="lr-tb">
        <style:tab-stops>
          <style:tab-stop style:position="6.35cm"/>
        </style:tab-stops>
      </style:paragraph-properties>
      <style:text-properties style:font-name="Arial1" fo:font-size="10pt" style:font-size-asian="10pt" style:font-size-complex="10pt"/>
    </style:style>
    <style:style style:name="P43" style:family="paragraph" style:parent-style-name="Standard" style:list-style-name="WWNum4">
      <style:paragraph-properties fo:margin-left="1.27cm" fo:margin-right="0cm" fo:text-align="start" style:justify-single-word="false" fo:orphans="2" fo:widows="2" fo:text-indent="-0.635cm" style:auto-text-indent="false" style:vertical-align="auto" style:writing-mode="lr-tb">
        <style:tab-stops>
          <style:tab-stop style:position="6.35cm"/>
        </style:tab-stops>
      </style:paragraph-properties>
      <style:text-properties style:font-name="Arial1" fo:font-size="10pt" style:font-name-asian="Arial2" style:font-size-asian="10pt" style:language-asian="hi" style:country-asian="IN" style:font-size-complex="10pt"/>
    </style:style>
    <style:style style:name="P44" style:family="paragraph" style:parent-style-name="Standard" style:list-style-name="WWNum4">
      <style:paragraph-properties fo:margin-left="1.27cm" fo:margin-right="0cm" fo:text-align="start" style:justify-single-word="false" fo:orphans="2" fo:widows="2" fo:text-indent="-0.635cm" style:auto-text-indent="false" style:vertical-align="auto" style:writing-mode="lr-tb">
        <style:tab-stops>
          <style:tab-stop style:position="6.35cm"/>
        </style:tab-stops>
      </style:paragraph-properties>
      <style:text-properties style:font-name="Arial1" fo:font-size="10pt" style:font-name-asian="Arial2" style:font-size-asian="10pt" style:font-size-complex="10pt"/>
    </style:style>
    <style:style style:name="P45" style:family="paragraph" style:parent-style-name="Standard" style:list-style-name="WWNum4">
      <style:paragraph-properties fo:margin-left="1.27cm" fo:margin-right="0cm" fo:margin-top="0cm" fo:margin-bottom="0cm" loext:contextual-spacing="false" fo:text-align="start" style:justify-single-word="false" fo:orphans="2" fo:widows="2" fo:text-indent="-0.635cm" style:auto-text-indent="false" style:vertical-align="auto" style:writing-mode="lr-tb">
        <style:tab-stops>
          <style:tab-stop style:position="6.35cm"/>
        </style:tab-stops>
      </style:paragraph-properties>
      <style:text-properties style:font-name="Arial1" fo:font-size="10pt" style:font-size-asian="10pt" style:font-size-complex="10pt"/>
    </style:style>
    <style:style style:name="P46" style:family="paragraph" style:parent-style-name="Standard" style:list-style-name="WWNum4">
      <style:paragraph-properties fo:margin-left="1.27cm" fo:margin-right="0cm" fo:margin-top="0cm" fo:margin-bottom="0cm" loext:contextual-spacing="false" fo:text-align="start" style:justify-single-word="false" fo:orphans="2" fo:widows="2" fo:text-indent="-0.635cm" style:auto-text-indent="false" style:vertical-align="auto" style:writing-mode="lr-tb">
        <style:tab-stops>
          <style:tab-stop style:position="6.35cm"/>
        </style:tab-stops>
      </style:paragraph-properties>
      <style:text-properties style:font-name="Arial1" fo:font-size="10pt" style:font-name-asian="Arial2" style:font-size-asian="10pt" style:language-asian="hi" style:country-asian="IN" style:font-size-complex="10pt"/>
    </style:style>
    <style:style style:name="P47" style:family="paragraph" style:parent-style-name="Standard" style:list-style-name="WWNum3">
      <style:paragraph-properties fo:margin-left="1cm" fo:margin-right="0cm" fo:text-align="start" style:justify-single-word="false" fo:orphans="2" fo:widows="2" fo:text-indent="-0.635cm" style:auto-text-indent="false" style:vertical-align="auto" style:writing-mode="lr-tb">
        <style:tab-stops>
          <style:tab-stop style:position="5.001cm"/>
        </style:tab-stops>
      </style:paragraph-properties>
      <style:text-properties style:font-name="Arial" fo:font-size="10pt" style:font-name-asian="Arial2" style:font-size-asian="10pt" style:font-size-complex="10pt"/>
    </style:style>
    <style:style style:name="P48" style:family="paragraph" style:parent-style-name="Standard" style:list-style-name="WWNum1">
      <style:paragraph-properties fo:margin-left="1cm" fo:margin-right="0cm" fo:text-align="start" style:justify-single-word="false" fo:orphans="2" fo:widows="2" fo:text-indent="-0.635cm" style:auto-text-indent="false" style:vertical-align="auto" style:writing-mode="lr-tb">
        <style:tab-stops/>
      </style:paragraph-properties>
      <style:text-properties style:font-name="Arial" fo:font-size="10pt" style:font-name-asian="Arial2" style:font-size-asian="10pt" style:font-size-complex="10pt"/>
    </style:style>
    <style:style style:name="P49" style:family="paragraph" style:parent-style-name="Heading_20_3" style:list-style-name="WWNum2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Arial" fo:font-size="10pt" fo:font-weight="bold" style:font-name-asian="Arial2" style:font-size-asian="10pt" style:language-asian="ar" style:country-asian="SA" style:font-weight-asian="bold" style:font-size-complex="10pt"/>
    </style:style>
    <style:style style:name="P50" style:family="paragraph" style:parent-style-name="Heading_20_3" style:list-style-name="WWNum2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Arial" fo:font-size="10pt" fo:font-weight="normal" style:font-name-asian="Arial2" style:font-size-asian="10pt" style:font-weight-asian="normal" style:font-size-complex="10pt"/>
    </style:style>
    <style:style style:name="P51" style:family="paragraph" style:parent-style-name="Heading_20_1" style:list-style-name="WWNum2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Arial" fo:font-size="14pt" fo:font-weight="bold" style:font-name-asian="Arial2" style:font-size-asian="14pt" style:language-asian="ar" style:country-asian="SA" style:font-weight-asian="bold"/>
    </style:style>
    <style:style style:name="P52" style:family="paragraph" style:parent-style-name="Heading_20_2" style:list-style-name="WWNum2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Arial" fo:font-size="11pt" fo:font-weight="normal" style:font-name-asian="Arial2" style:font-size-asian="11pt" style:language-asian="ar" style:country-asian="SA" style:font-weight-asian="normal"/>
    </style:style>
    <style:style style:name="P53" style:family="paragraph" style:parent-style-name="Heading_20_2" style:list-style-name="WWNum2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Arial" fo:font-size="14pt" fo:font-weight="bold" style:font-name-asian="Arial2" style:font-size-asian="14pt" style:language-asian="ar" style:country-asian="SA" style:font-weight-asian="bold"/>
    </style:style>
    <style:style style:name="P54" style:family="paragraph" style:parent-style-name="Heading_20_2" style:list-style-name="WWNum2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T1" style:family="text">
      <style:text-properties style:font-name="Arial" fo:font-size="11pt" fo:font-weight="normal" style:font-name-asian="Arial2" style:font-size-asian="11pt" style:language-asian="ar" style:country-asian="SA" style:font-weight-asian="normal"/>
    </style:style>
    <style:style style:name="T2" style:family="text">
      <style:text-properties style:font-name="Arial" fo:font-weight="bold" style:font-name-asian="Arial2" style:font-weight-asian="bold"/>
    </style:style>
    <style:style style:name="T3" style:family="text">
      <style:text-properties style:font-name="Arial" fo:font-weight="bold" style:font-name-asian="Trebuchet MS" style:font-weight-asian="bold"/>
    </style:style>
    <style:style style:name="T4" style:family="text">
      <style:text-properties style:font-name="Arial" style:font-name-asian="Arial2"/>
    </style:style>
    <style:style style:name="T5" style:family="text">
      <style:text-properties style:font-name="Arial" fo:font-weight="normal" style:font-name-asian="Arial2" style:font-weight-asian="normal"/>
    </style:style>
    <style:style style:name="T6" style:family="text">
      <style:text-properties style:font-name="Arial" fo:font-weight="normal" style:font-name-asian="Trebuchet MS" style:font-weight-asian="normal"/>
    </style:style>
    <style:style style:name="T7" style:family="text">
      <style:text-properties style:font-name="Arial" fo:font-size="10pt" style:font-name-asian="Arial2" style:font-size-asian="10pt"/>
    </style:style>
    <style:style style:name="T8" style:family="text">
      <style:text-properties style:font-name="Arial" fo:font-size="10pt" fo:font-weight="bold" style:font-name-asian="Trebuchet MS" style:font-size-asian="10pt" style:font-weight-asian="bold"/>
    </style:style>
    <style:style style:name="T9" style:family="text">
      <style:text-properties style:font-name="Arial" fo:font-size="10pt" style:font-name-asian="Trebuchet MS" style:font-size-asian="10pt"/>
    </style:style>
    <style:style style:name="T10" style:family="text">
      <style:text-properties style:font-name="Arial" fo:font-size="10pt" fo:font-style="italic" style:font-name-asian="Trebuchet MS" style:font-size-asian="10pt" style:font-style-asian="italic"/>
    </style:style>
    <style:style style:name="T11" style:family="text">
      <style:text-properties style:font-name="Arial" style:font-name-asian="Trebuchet MS"/>
    </style:style>
    <style:style style:name="T12" style:family="text">
      <style:text-properties style:font-name="Arial" fo:font-style="italic" fo:font-weight="bold" style:font-name-asian="Trebuchet MS" style:font-style-asian="italic" style:font-weight-asian="bold"/>
    </style:style>
    <style:style style:name="T13" style:family="text">
      <style:text-properties style:font-name="Arial" fo:font-style="italic" style:font-name-asian="Trebuchet MS" style:font-style-asian="italic"/>
    </style:style>
    <style:style style:name="T14" style:family="text">
      <style:text-properties style:font-name="MS Reference Sans Serif" fo:font-size="10pt" style:font-name-asian="MS Reference Sans Serif1" style:font-size-asian="10pt"/>
    </style:style>
    <style:style style:name="T15" style:family="text">
      <style:text-properties style:font-name="MS Reference Sans Serif" fo:font-size="10pt" style:font-name-asian="Arial2" style:font-size-asian="10pt"/>
    </style:style>
    <style:style style:name="T16" style:family="text">
      <style:text-properties officeooo:rsid="0006d23f"/>
    </style:style>
    <style:style style:name="T17" style:family="text">
      <style:text-properties style:font-name-asian="Times New Roman1" style:language-asian="hi" style:country-asian="IN"/>
    </style:style>
    <style:style style:name="T18" style:family="text">
      <style:text-properties style:font-name-asian="Arial2"/>
    </style:style>
    <style:style style:name="T19" style:family="text">
      <style:text-properties style:font-name-asian="Arial2" style:language-asian="hi" style:country-asian="IN"/>
    </style:style>
    <style:style style:name="T20" style:family="text">
      <style:text-properties officeooo:rsid="000cef71" style:font-name-asian="Arial2"/>
    </style:style>
    <style:style style:name="T21" style:family="text">
      <style:text-properties fo:font-weight="bold" style:font-name-asian="Arial2" style:font-weight-asian="bold"/>
    </style:style>
    <style:style style:name="T22" style:family="text">
      <style:text-properties fo:font-weight="normal" style:font-name-asian="Arial2" style:font-weight-asian="normal"/>
    </style:style>
    <style:style style:name="T23" style:family="text">
      <style:text-properties style:language-asian="pt" style:country-asian="BR"/>
    </style:style>
    <style:style style:name="T24" style:family="text">
      <style:text-properties officeooo:rsid="001064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list xml:id="list7580424399662988388" text:style-name="WWNum2">
              <text:list-item>
                <text:list>
                  <text:list-item>
                    <text:p text:style-name="P51">Fernando Henrique Corrêa</text:p>
                  </text:list-item>
                  <text:list-item>
                    <text:p text:style-name="P52">fernandohcorrea@gmail.com</text:p>
                  </text:list-item>
                  <text:list-item>
                    <text:p text:style-name="P54"><text:span text:style-name="T1">http://www.fernandohcorrea.com.br</text:span><text:line-break/><text:span text:style-name="T1">05/05/1981</text:span></text:p>
                  </text:list-item>
                  <text:list-item>
                    <text:p text:style-name="P53"/>
                  </text:list-item>
                </text:list>
              </text:list-item>
            </text:list>
            <text:p text:style-name="P7">Sp-2016.0<text:span text:style-name="T24">9</text:span>.0<text:span text:style-name="T24">5</text:span></text:p>
          </table:table-cell>
          <table:table-cell table:style-name="Table1.A1" office:value-type="string">
            <text:p text:style-name="P1"><text:span text:style-name="T14">Rua Guanhães, 60</text:span><text:span text:style-name="T15">.</text:span></text:p>
            <text:p text:style-name="P1"><text:span text:style-name="T14">Apto. 32 / 03140</text:span><text:span text:style-name="T15">-0</text:span><text:span text:style-name="T14">3</text:span><text:span text:style-name="T15">0.</text:span></text:p>
            <text:p text:style-name="P8">Vila Prudente São Paulo – SP.</text:p>
            <text:p text:style-name="P8">(011) <text:s text:c="2"/>2365-7104.</text:p>
            <text:p text:style-name="P8">(011) 97168-7988.</text:p>
          </table:table-cell>
        </table:table-row>
      </table:table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0">Objetivo.</text:p>
          </table:table-cell>
        </table:table-row>
      </table:table>
      <text:p text:style-name="P14"/>
      <text:p text:style-name="P15">Programação e Coordenação.</text:p>
      <text:p text:style-name="P5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0">Experiência.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list xml:id="list3740625941564771436" text:style-name="WWNum4">
              <text:list-item>
                <text:p text:style-name="P41">15/12/20/2015 Atual</text:p>
              </text:list-item>
            </text:list>
          </table:table-cell>
          <table:table-cell table:style-name="Table4.A1" office:value-type="string">
            <text:p text:style-name="P16">Finnet S.A.</text:p>
            <text:p text:style-name="P17">Rua Itapeva, 286 – Bela Vista</text:p>
            <text:p text:style-name="P18"><text:span text:style-name="T21">Departamento:</text:span><text:span text:style-name="T18"> Desenvolvimento e T.I.</text:span></text:p>
            <text:p text:style-name="P18"><text:span text:style-name="T21">Cargo: </text:span><text:span text:style-name="T22">Analista Programador PHP Sênior</text:span></text:p>
            <text:p text:style-name="P19"><text:span text:style-name="T21">Experiências Adquiridas:</text:span><text:span text:style-name="T18"> Desenvolvimento de Aplicativos Mobile com Cordova para Android e IOS; Portais de Gestão financeira para controle de Folha de Pagamento com EDI direto em rede Bancária.</text:span></text:p>
          </table:table-cell>
        </table:table-row>
        <table:table-row table:style-name="Table4.1"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18"/>
          </table:table-cell>
        </table:table-row>
        <table:table-row table:style-name="Table4.1">
          <table:table-cell table:style-name="Table4.A1" office:value-type="string">
            <text:list xml:id="list202849131253019" text:continue-numbering="true" text:style-name="WWNum4">
              <text:list-item>
                <text:p text:style-name="P42"><text:bookmark text:name="__DdeLink__1337_1832053354"/><text:span text:style-name="T17">03/12/2014 a</text:span><text:line-break/><text:span text:style-name="T17">28/11/2015</text:span></text:p>
              </text:list-item>
            </text:list>
          </table:table-cell>
          <table:table-cell table:style-name="Table4.A1" office:value-type="string">
            <text:p text:style-name="P16">Sem Hora - SH Entretenimento S.A.</text:p>
            <text:p text:style-name="P17">Avenida dos Bandeirantes, 5177 – Planalto Paulista</text:p>
            <text:p text:style-name="P18"><text:span text:style-name="T21">Departamento:</text:span><text:span text:style-name="T18"> Desenvolvimento e T.I.</text:span></text:p>
            <text:p text:style-name="P18"><text:span text:style-name="T21">Cargo: </text:span><text:span text:style-name="T22">Analista Programador PHP Sênior</text:span></text:p>
            <text:p text:style-name="P19"><text:span text:style-name="T21">Experiências Adquiridas:</text:span><text:span text:style-name="T18"> Gestão e implementação de infraestrutura de servidores com Memcache;</text:span></text:p>
            <text:p text:style-name="P19">Desenvolvimento de e-comerci para vendas de ingressos via Mobile(IOS, Android) e Web;</text:p>
            <text:p text:style-name="P19">Gerenciador em Arduino para controle de fluxo de entrada em eventos(Catraca) euso de Raspiberry PI com Python. </text:p>
          </table:table-cell>
        </table:table-row>
        <table:table-row table:style-name="Table4.1"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18"/>
          </table:table-cell>
        </table:table-row>
        <table:table-row table:style-name="Table4.1">
          <table:table-cell table:style-name="Table4.A1" office:value-type="string">
            <text:list xml:id="list202850005132718" text:continue-numbering="true" text:style-name="WWNum4">
              <text:list-item>
                <text:p text:style-name="P45"><text:span text:style-name="T19">12/03/2014 a</text:span><text:line-break/><text:span text:style-name="T19">30/11/2014</text:span></text:p>
              </text:list-item>
            </text:list>
          </table:table-cell>
          <table:table-cell table:style-name="Table4.A1" office:value-type="string">
            <text:p text:style-name="P23">DPComp Informática</text:p>
            <text:p text:style-name="P24">R. Senador Cesar Lacerda Vergueiro, 121 – Vila Madalena</text:p>
            <text:p text:style-name="P25"><text:span text:style-name="T21">Departamento:</text:span><text:span text:style-name="T18"> Desenvolvimento.</text:span></text:p>
            <text:p text:style-name="P25"><text:span text:style-name="T21">Cargo: </text:span><text:span text:style-name="T18">Arquiteto Analista de Sistemas PHP.</text:span></text:p>
            <text:p text:style-name="P21"><text:span text:style-name="T21">Experiências Adquiridas:</text:span><text:span text:style-name="T18"> </text:span><text:span text:style-name="T23">Desenvolvimento de Infraestrutura de Servidores(Linux) de alta </text:span>disponibilidade (Desenvolvimento / Homologação / Produção / Storage); Desenvolvimento de rotinas de Backups de dados agendados; Planejamento de sistema ERP para acesso em todo o território nacional.</text:p>
          </table:table-cell>
        </table:table-row>
        <table:table-row table:style-name="Table4.1"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16"/>
          </table:table-cell>
        </table:table-row>
        <table:table-row table:style-name="Table4.1">
          <table:table-cell table:style-name="Table4.A1" office:value-type="string">
            <text:list xml:id="list202849815013042" text:continue-numbering="true" text:style-name="WWNum4">
              <text:list-item>
                <text:p text:style-name="P43">11/02/2011 a 12/03/2014</text:p>
              </text:list-item>
            </text:list>
          </table:table-cell>
          <table:table-cell table:style-name="Table4.A1" office:value-type="string">
            <text:p text:style-name="P16">Manager On-Line</text:p>
            <text:p text:style-name="P17">R. Augusta, 1939 – Consolação</text:p>
            <text:p text:style-name="P18"><text:span text:style-name="T21">Departamento:</text:span><text:span text:style-name="T18"> Desenvolvimento.</text:span></text:p>
            <text:p text:style-name="P18"><text:span text:style-name="T21">Cargo: </text:span><text:span text:style-name="T18">Analista Programador Sênior - Coordenador.</text:span></text:p>
            <text:p text:style-name="P18"><text:span text:style-name="T21">Experiências Adquiridas:</text:span><text:span text:style-name="T18"> Desenvolvimento ágil com metodologia SCRUM.</text:span></text:p>
          </table:table-cell>
        </table:table-row>
        <table:table-row table:style-name="Table4.1"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16"/>
          </table:table-cell>
        </table:table-row>
        <table:table-row table:style-name="Table4.1">
          <table:table-cell table:style-name="Table4.A1" office:value-type="string">
            <text:list xml:id="list202849371218701" text:continue-numbering="true" text:style-name="WWNum4">
              <text:list-item>
                <text:p text:style-name="P43">18/06/2008 a 19/10/2010</text:p>
              </text:list-item>
            </text:list>
          </table:table-cell>
          <table:table-cell table:style-name="Table4.A1" office:value-type="string">
            <text:p text:style-name="P16">Mandic</text:p>
            <text:p text:style-name="P17">R. Pedroso de Morais, 433 – Alto de Pinheiros</text:p>
            <text:p text:style-name="P18"><text:span text:style-name="T21">Departamento:</text:span><text:span text:style-name="T18"> Desenvolvimento.</text:span></text:p>
            <text:p text:style-name="P18"><text:span text:style-name="T21">Cargo: </text:span><text:span text:style-name="T18">Analista Programador </text:span><text:span text:style-name="T20">Sênior</text:span><text:span text:style-name="T18">.</text:span></text:p>
            <text:p text:style-name="P18"><text:span text:style-name="T21">Experiências Adquiridas: </text:span><text:span text:style-name="T18">Trabalhos com dados no protocolo LDAP, interação de E-mail Web com protocolo IMAP; FrameWork php Symfony; Widgets EXT.JS, com AJAX.</text:span></text:p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list xml:id="list202849028025718" text:continue-numbering="true" text:style-name="WWNum4">
              <text:list-item>
                <text:p text:style-name="P46">10/01/2005 a 10/06/2008</text:p>
              </text:list-item>
            </text:list>
          </table:table-cell>
          <table:table-cell table:style-name="Table5.A1" office:value-type="string">
            <text:p text:style-name="P23">OZ Technology</text:p>
            <text:p text:style-name="P24">Rua São João Brito, 47 – Brooklin Novo.</text:p>
            <text:p text:style-name="P25"><text:span text:style-name="T21">Departamento:</text:span><text:span text:style-name="T18"> Desenvolvimento.</text:span></text:p>
            <text:p text:style-name="P25"><text:span text:style-name="T21">Cargo:</text:span><text:span text:style-name="T18"> Analista Programador </text:span><text:span text:style-name="T20">Pleno</text:span><text:span text:style-name="T18">.</text:span></text:p>
            <text:p text:style-name="P21"><text:span text:style-name="T21">Experiências Adquiridas:</text:span><text:span text:style-name="T18"> </text:span>Interação<text:span text:style-name="T18"> completa de Flash com Banco de Dados e PHP; Gerência de Projeto; programação Client-Side com PHP-GTK; Desenvolvimento Multiplataforma.</text:span></text:p>
          </table:table-cell>
        </table:table-row>
        <table:table-row table:style-name="Table5.1"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1"/>
          </table:table-cell>
        </table:table-row>
        <table:table-row table:style-name="Table5.1">
          <table:table-cell table:style-name="Table5.A1" office:value-type="string">
            <text:list xml:id="list202850234040667" text:continue-numbering="true" text:style-name="WWNum4">
              <text:list-item>
                <text:p text:style-name="P43">01/04/2004 a 09/01/2005</text:p>
              </text:list-item>
            </text:list>
          </table:table-cell>
          <table:table-cell table:style-name="Table5.A1" office:value-type="string">
            <text:p text:style-name="P16">Instituto de Pesquisas e Projetos Sociais e Tecnológicos – IPSO (ONG)</text:p>
            <text:p text:style-name="P17">R. Rego Freita, 454 cj 112</text:p>
            <text:p text:style-name="P18"><text:span text:style-name="T21">Departamento:</text:span><text:span text:style-name="T18"> Desenvolvimento e Suporte.</text:span></text:p>
            <text:p text:style-name="P18"><text:span text:style-name="T21">Cargo:</text:span><text:span text:style-name="T18"> Programador.</text:span></text:p>
            <text:p text:style-name="P18"><text:span text:style-name="T21">Experiências Adquiridas:</text:span><text:span text:style-name="T18"> Realização de trabalhos e pesquisas de tecnologias sociais, voltadas para interação Web.</text:span></text:p>
          </table:table-cell>
        </table:table-row>
        <table:table-row table:style-name="Table5.1"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1"/>
          </table:table-cell>
        </table:table-row>
        <table:table-row table:style-name="Table5.1">
          <table:table-cell table:style-name="Table5.A1" office:value-type="string">
            <text:list xml:id="list202850256899312" text:continue-numbering="true" text:style-name="WWNum4">
              <text:list-item>
                <text:p text:style-name="P44">17/04/2000 a 28/05/2002</text:p>
              </text:list-item>
            </text:list>
          </table:table-cell>
          <table:table-cell table:style-name="Table5.A1" office:value-type="string">
            <text:p text:style-name="P11">Semapi Sistemas Ltda.</text:p>
            <text:p text:style-name="P10">Av. Nove de Julho, 3229 11º andar Jd. Paulistano.</text:p>
            <text:p text:style-name="P12"><text:span text:style-name="T21">Departamento:</text:span><text:span text:style-name="T18"> Depto. de Atendimento ao Cliente – DAC</text:span></text:p>
            <text:p text:style-name="P13"><text:span text:style-name="T21">Cargo:</text:span><text:span text:style-name="T18"> Implantador de Sistema. / Suporte.</text:span></text:p>
            <text:p text:style-name="P13"><text:span text:style-name="T21">Experiências Adquiridas</text:span><text:span text:style-name="T18">: Manipulação de Banco de Dados em SQL; <text:s/>utilização do Microsoft SQL 7.0; Ministrar curso sobre o Software da Empresa.</text:span></text:p>
          </table:table-cell>
        </table:table-row>
        <table:table-row table:style-name="Table5.1"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1"/>
          </table:table-cell>
        </table:table-row>
        <table:table-row table:style-name="Table5.1">
          <table:table-cell table:style-name="Table5.A1" office:value-type="string">
            <text:list xml:id="list202850124098350" text:continue-numbering="true" text:style-name="WWNum4">
              <text:list-item>
                <text:p text:style-name="P44">01/03/1997 a 30/08/1998</text:p>
              </text:list-item>
            </text:list>
          </table:table-cell>
          <table:table-cell table:style-name="Table5.A1" office:value-type="string">
            <text:p text:style-name="P11">Luciano Devia Design e Associados.</text:p>
            <text:p text:style-name="P10">R. Geórgia, 855 Brooklin Novo.</text:p>
            <text:p text:style-name="P12"><text:span text:style-name="T21">Cargo: </text:span><text:span text:style-name="T18">Auxiliar de Escritório.</text:span></text:p>
            <text:p text:style-name="P12"><text:span text:style-name="T21">Experiências Adquiridas:</text:span><text:span text:style-name="T18"> Digitalização e edição de Imagens para projeto de Home Page.</text:span></text:p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0">Conhecimentos.</text:p>
          </table:table-cell>
        </table:table-row>
      </table:table>
      <text:p text:style-name="P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B"/>
        <table:table-column table:style-name="Table7.G"/>
        <table:table-row>
          <table:table-cell table:style-name="Table7.A1" table:number-columns-spanned="2" office:value-type="string">
            <text:p text:style-name="P32">PHP (O.O)</text:p>
          </table:table-cell>
          <table:covered-table-cell/>
          <table:table-cell table:style-name="Table7.A1" office:value-type="string">
            <text:p text:style-name="P34">H H <text:span text:style-name="T16">H</text:span></text:p>
          </table:table-cell>
          <table:table-cell table:style-name="Table7.D1" table:number-rows-spanned="28" office:value-type="string">
            <text:p text:style-name="P29"/>
          </table:table-cell>
          <table:table-cell table:style-name="Table7.A1" table:number-columns-spanned="2" office:value-type="string">
            <text:p text:style-name="P33">Java</text:p>
          </table:table-cell>
          <table:covered-table-cell/>
          <table:table-cell table:style-name="Table7.G1" office:value-type="string">
            <text:p text:style-name="P34">H H I</text:p>
          </table:table-cell>
        </table:table-row>
        <table:table-row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30">Zend Framework 1, 2</text:p>
          </table:table-cell>
          <table:table-cell table:style-name="Table7.A2" office:value-type="string">
            <text:p text:style-name="P34">H H I</text:p>
          </table:table-cell>
          <table:covered-table-cell/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31">J2ME</text:p>
          </table:table-cell>
          <table:table-cell table:style-name="Table7.G2" office:value-type="string">
            <text:p text:style-name="P34">H <text:span text:style-name="T16">I</text:span> I</text:p>
          </table:table-cell>
        </table:table-row>
        <table:table-row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31">CakePHP 2, 3</text:p>
          </table:table-cell>
          <table:table-cell table:style-name="Table7.A2" office:value-type="string">
            <text:p text:style-name="P34">H H I</text:p>
          </table:table-cell>
          <table:covered-table-cell/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31">J2EE</text:p>
          </table:table-cell>
          <table:table-cell table:style-name="Table7.G2" office:value-type="string">
            <text:p text:style-name="P34">H <text:span text:style-name="T16">H</text:span> I</text:p>
          </table:table-cell>
        </table:table-row>
        <table:table-row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31">Synfony 1, 2</text:p>
          </table:table-cell>
          <table:table-cell table:style-name="Table7.A2" office:value-type="string">
            <text:p text:style-name="P34">H H I</text:p>
          </table:table-cell>
          <table:covered-table-cell/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31">WebServices</text:p>
          </table:table-cell>
          <table:table-cell table:style-name="Table7.G2" office:value-type="string">
            <text:p text:style-name="P34">H H I</text:p>
          </table:table-cell>
        </table:table-row>
        <table:table-row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31">Codeignter</text:p>
          </table:table-cell>
          <table:table-cell table:style-name="Table7.A2" office:value-type="string">
            <text:p text:style-name="P34">H H I</text:p>
          </table:table-cell>
          <table:covered-table-cell/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31">Android</text:p>
          </table:table-cell>
          <table:table-cell table:style-name="Table7.G2" office:value-type="string">
            <text:p text:style-name="P34">H <text:span text:style-name="T16">I</text:span> I</text:p>
          </table:table-cell>
        </table:table-row>
        <table:table-row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31">Laravel</text:p>
          </table:table-cell>
          <table:table-cell table:style-name="Table7.A2" office:value-type="string">
            <text:p text:style-name="P34">H <text:span text:style-name="T16">I</text:span> I</text:p>
          </table:table-cell>
          <table:covered-table-cell/>
          <table:table-cell table:style-name="Table7.A2" table:number-columns-spanned="2" office:value-type="string">
            <text:p text:style-name="P33">Mobile</text:p>
          </table:table-cell>
          <table:covered-table-cell/>
          <table:table-cell table:style-name="Table7.G2" office:value-type="string">
            <text:p text:style-name="P34">H H I</text:p>
          </table:table-cell>
        </table:table-row>
        <table:table-row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31">Memcache</text:p>
          </table:table-cell>
          <table:table-cell table:style-name="Table7.A2" office:value-type="string">
            <text:p text:style-name="P34">H H <text:span text:style-name="T16">H</text:span></text:p>
          </table:table-cell>
          <table:covered-table-cell/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31">Cordova</text:p>
          </table:table-cell>
          <table:table-cell table:style-name="Table7.G2" office:value-type="string">
            <text:p text:style-name="P34">H H I</text:p>
          </table:table-cell>
        </table:table-row>
        <table:table-row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31">Gearman</text:p>
          </table:table-cell>
          <table:table-cell table:style-name="Table7.A2" office:value-type="string">
            <text:p text:style-name="P34">H H I</text:p>
          </table:table-cell>
          <table:covered-table-cell/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31">Phonegap</text:p>
          </table:table-cell>
          <table:table-cell table:style-name="Table7.G2" office:value-type="string">
            <text:p text:style-name="P34">H <text:span text:style-name="T16">I</text:span> I</text:p>
          </table:table-cell>
        </table:table-row>
        <table:table-row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31">PHP-Gtk</text:p>
          </table:table-cell>
          <table:table-cell table:style-name="Table7.A2" office:value-type="string">
            <text:p text:style-name="P34">H H <text:span text:style-name="T16">H</text:span></text:p>
          </table:table-cell>
          <table:covered-table-cell/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31">Ionic</text:p>
          </table:table-cell>
          <table:table-cell table:style-name="Table7.G2" office:value-type="string">
            <text:p text:style-name="P34">H <text:span text:style-name="T16">I</text:span> I</text:p>
          </table:table-cell>
        </table:table-row>
        <table:table-row>
          <table:table-cell table:style-name="Table7.A2" table:number-columns-spanned="2" office:value-type="string">
            <text:p text:style-name="P33">Banco de Dados</text:p>
          </table:table-cell>
          <table:covered-table-cell/>
          <table:table-cell table:style-name="Table7.A2" office:value-type="string">
            <text:p text:style-name="P34">H H <text:span text:style-name="T16">H</text:span></text:p>
          </table:table-cell>
          <table:covered-table-cell/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31">Kivy</text:p>
          </table:table-cell>
          <table:table-cell table:style-name="Table7.G2" office:value-type="string">
            <text:p text:style-name="P34">H <text:span text:style-name="T16">I</text:span> I</text:p>
          </table:table-cell>
        </table:table-row>
        <table:table-row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31">Mysql 5</text:p>
          </table:table-cell>
          <table:table-cell table:style-name="Table7.A2" office:value-type="string">
            <text:p text:style-name="P34">H H <text:span text:style-name="T16">H</text:span></text:p>
          </table:table-cell>
          <table:covered-table-cell/>
          <table:table-cell table:style-name="Table7.A2" table:number-columns-spanned="2" office:value-type="string">
            <text:p text:style-name="P33">APIs</text:p>
          </table:table-cell>
          <table:covered-table-cell/>
          <table:table-cell table:style-name="Table7.G2" office:value-type="string">
            <text:p text:style-name="P34">H H <text:span text:style-name="T16">H</text:span></text:p>
          </table:table-cell>
        </table:table-row>
        <table:table-row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31">PostgreSql</text:p>
          </table:table-cell>
          <table:table-cell table:style-name="Table7.A2" office:value-type="string">
            <text:p text:style-name="P34">H H I</text:p>
          </table:table-cell>
          <table:covered-table-cell/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31">Restful</text:p>
          </table:table-cell>
          <table:table-cell table:style-name="Table7.G2" office:value-type="string">
            <text:p text:style-name="P34">H H <text:span text:style-name="T16">H</text:span></text:p>
          </table:table-cell>
        </table:table-row>
        <table:table-row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31">MongoDB</text:p>
          </table:table-cell>
          <table:table-cell table:style-name="Table7.A2" office:value-type="string">
            <text:p text:style-name="P34">H H I</text:p>
          </table:table-cell>
          <table:covered-table-cell/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31">SOAP</text:p>
          </table:table-cell>
          <table:table-cell table:style-name="Table7.G2" office:value-type="string">
            <text:p text:style-name="P34">H H <text:span text:style-name="T16">H</text:span></text:p>
          </table:table-cell>
        </table:table-row>
        <table:table-row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31">Sphinx Elastic Search</text:p>
          </table:table-cell>
          <table:table-cell table:style-name="Table7.A2" office:value-type="string">
            <text:p text:style-name="P34">H H I</text:p>
          </table:table-cell>
          <table:covered-table-cell/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31">Facebook</text:p>
          </table:table-cell>
          <table:table-cell table:style-name="Table7.G2" office:value-type="string">
            <text:p text:style-name="P34">H H I</text:p>
          </table:table-cell>
        </table:table-row>
        <table:table-row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31">Oracle</text:p>
          </table:table-cell>
          <table:table-cell table:style-name="Table7.A2" office:value-type="string">
            <text:p text:style-name="P34">H <text:span text:style-name="T16">I</text:span> I</text:p>
          </table:table-cell>
          <table:covered-table-cell/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31">Twitter</text:p>
          </table:table-cell>
          <table:table-cell table:style-name="Table7.G2" office:value-type="string">
            <text:p text:style-name="P34">H H I</text:p>
          </table:table-cell>
        </table:table-row>
        <table:table-row>
          <table:table-cell table:style-name="Table7.A2" office:value-type="string">
            <text:p text:style-name="P31"/>
          </table:table-cell>
          <table:table-cell table:style-name="Table7.A2" office:value-type="string">
            <text:p text:style-name="P31">MS SqlServer</text:p>
          </table:table-cell>
          <table:table-cell table:style-name="Table7.A2" office:value-type="string">
            <text:p text:style-name="P34">H <text:span text:style-name="T16">I</text:span> I</text:p>
          </table:table-cell>
          <table:covered-table-cell/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31">PagSeguro (UOL)</text:p>
          </table:table-cell>
          <table:table-cell table:style-name="Table7.G2" office:value-type="string">
            <text:p text:style-name="P34">H H I</text:p>
          </table:table-cell>
        </table:table-row>
        <table:table-row>
          <table:table-cell table:style-name="Table7.A2" table:number-columns-spanned="2" office:value-type="string">
            <text:p text:style-name="P33">Python</text:p>
          </table:table-cell>
          <table:covered-table-cell/>
          <table:table-cell table:style-name="Table7.A2" office:value-type="string">
            <text:p text:style-name="P34">H H I</text:p>
          </table:table-cell>
          <table:covered-table-cell/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31">BrasPag (Cielo)</text:p>
          </table:table-cell>
          <table:table-cell table:style-name="Table7.G2" office:value-type="string">
            <text:p text:style-name="P34">H <text:span text:style-name="T16">I</text:span> I</text:p>
          </table:table-cell>
        </table:table-row>
        <table:table-row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31">PyGtk</text:p>
          </table:table-cell>
          <table:table-cell table:style-name="Table7.A2" office:value-type="string">
            <text:p text:style-name="P34">H H I</text:p>
          </table:table-cell>
          <table:covered-table-cell/>
          <table:table-cell table:style-name="Table7.A2" table:number-columns-spanned="2" office:value-type="string">
            <text:p text:style-name="P33">Controle de Versões</text:p>
          </table:table-cell>
          <table:covered-table-cell/>
          <table:table-cell table:style-name="Table7.G2" office:value-type="string">
            <text:p text:style-name="P34">H H <text:span text:style-name="T16">H</text:span></text:p>
          </table:table-cell>
        </table:table-row>
        <table:table-row>
          <table:table-cell table:style-name="Table7.A2" table:number-columns-spanned="2" office:value-type="string">
            <text:p text:style-name="P33">JavaScript</text:p>
          </table:table-cell>
          <table:covered-table-cell/>
          <table:table-cell table:style-name="Table7.A2" office:value-type="string">
            <text:p text:style-name="P34">H H <text:span text:style-name="T16">H</text:span></text:p>
          </table:table-cell>
          <table:covered-table-cell/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31">Subversion SVN</text:p>
          </table:table-cell>
          <table:table-cell table:style-name="Table7.G2" office:value-type="string">
            <text:p text:style-name="P34">H H <text:span text:style-name="T16">H</text:span></text:p>
          </table:table-cell>
        </table:table-row>
        <table:table-row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31">JQuery</text:p>
          </table:table-cell>
          <table:table-cell table:style-name="Table7.A2" office:value-type="string">
            <text:p text:style-name="P34">H H <text:span text:style-name="T16">H</text:span></text:p>
          </table:table-cell>
          <table:covered-table-cell/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31">GIT</text:p>
          </table:table-cell>
          <table:table-cell table:style-name="Table7.G2" office:value-type="string">
            <text:p text:style-name="P34">H H I</text:p>
          </table:table-cell>
        </table:table-row>
        <table:table-row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31">ExtJS (Sencha)</text:p>
          </table:table-cell>
          <table:table-cell table:style-name="Table7.A2" office:value-type="string">
            <text:p text:style-name="P34">H H <text:span text:style-name="T16">H</text:span></text:p>
          </table:table-cell>
          <table:covered-table-cell/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31">CVS</text:p>
          </table:table-cell>
          <table:table-cell table:style-name="Table7.G2" office:value-type="string">
            <text:p text:style-name="P34">H H I</text:p>
          </table:table-cell>
        </table:table-row>
        <table:table-row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31">Modernizr</text:p>
          </table:table-cell>
          <table:table-cell table:style-name="Table7.A2" office:value-type="string">
            <text:p text:style-name="P34">H <text:span text:style-name="T16">I</text:span> I</text:p>
          </table:table-cell>
          <table:covered-table-cell/>
          <table:table-cell table:style-name="Table7.A2" table:number-columns-spanned="2" office:value-type="string">
            <text:p text:style-name="P33">Linux</text:p>
          </table:table-cell>
          <table:covered-table-cell/>
          <table:table-cell table:style-name="Table7.G2" office:value-type="string">
            <text:p text:style-name="P34">H H <text:span text:style-name="T16">H</text:span></text:p>
          </table:table-cell>
        </table:table-row>
        <table:table-row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31">AngularJS</text:p>
          </table:table-cell>
          <table:table-cell table:style-name="Table7.A2" office:value-type="string">
            <text:p text:style-name="P34">H <text:span text:style-name="T16">I</text:span> I</text:p>
          </table:table-cell>
          <table:covered-table-cell/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31">Fedora</text:p>
          </table:table-cell>
          <table:table-cell table:style-name="Table7.G2" office:value-type="string">
            <text:p text:style-name="P34">H H <text:span text:style-name="T16">H</text:span></text:p>
          </table:table-cell>
        </table:table-row>
        <table:table-row>
          <table:table-cell table:style-name="Table7.A2" table:number-columns-spanned="2" office:value-type="string">
            <text:p text:style-name="P33">HTML 5</text:p>
          </table:table-cell>
          <table:covered-table-cell/>
          <table:table-cell table:style-name="Table7.A2" office:value-type="string">
            <text:p text:style-name="P34">H H <text:span text:style-name="T16">H</text:span></text:p>
          </table:table-cell>
          <table:covered-table-cell/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31">CentOS</text:p>
          </table:table-cell>
          <table:table-cell table:style-name="Table7.G2" office:value-type="string">
            <text:p text:style-name="P34">H H I</text:p>
          </table:table-cell>
        </table:table-row>
        <table:table-row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31">Bootstrap 2, 3</text:p>
          </table:table-cell>
          <table:table-cell table:style-name="Table7.A2" office:value-type="string">
            <text:p text:style-name="P34">H H <text:span text:style-name="T16">H</text:span></text:p>
          </table:table-cell>
          <table:covered-table-cell/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31">Ubuntu</text:p>
          </table:table-cell>
          <table:table-cell table:style-name="Table7.G2" office:value-type="string">
            <text:p text:style-name="P35">H H I</text:p>
          </table:table-cell>
        </table:table-row>
        <table:table-row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31">CSS 2, 3</text:p>
          </table:table-cell>
          <table:table-cell table:style-name="Table7.A2" office:value-type="string">
            <text:p text:style-name="P34">H H <text:span text:style-name="T16">H</text:span></text:p>
          </table:table-cell>
          <table:covered-table-cell/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31">Bash / Shell</text:p>
          </table:table-cell>
          <table:table-cell table:style-name="Table7.G2" office:value-type="string">
            <text:p text:style-name="P34">H H I</text:p>
          </table:table-cell>
        </table:table-row>
        <table:table-row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31">Standards HTML</text:p>
          </table:table-cell>
          <table:table-cell table:style-name="Table7.A2" office:value-type="string">
            <text:p text:style-name="P34">H H I</text:p>
          </table:table-cell>
          <table:covered-table-cell/>
          <table:table-cell table:style-name="Table7.A2" table:number-columns-spanned="2" office:value-type="string">
            <text:p text:style-name="P33">Windows</text:p>
          </table:table-cell>
          <table:covered-table-cell/>
          <table:table-cell table:style-name="Table7.G2" office:value-type="string">
            <text:p text:style-name="P34">H H <text:span text:style-name="T16">H</text:span></text:p>
          </table:table-cell>
        </table:table-row>
        <table:table-row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31">SEO</text:p>
          </table:table-cell>
          <table:table-cell table:style-name="Table7.A2" office:value-type="string">
            <text:p text:style-name="P34">H H I</text:p>
          </table:table-cell>
          <table:covered-table-cell/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31">MS Office / MS Project</text:p>
          </table:table-cell>
          <table:table-cell table:style-name="Table7.G2" office:value-type="string">
            <text:p text:style-name="P34">H H I</text:p>
          </table:table-cell>
        </table:table-row>
      </table:table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0">Formação / Cursos.</text:p>
          </table:table-cell>
        </table:table-row>
      </table:table>
      <text:p text:style-name="P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list xml:id="list7031158861978566077" text:style-name="WWNum3">
              <text:list-item>
                <text:p text:style-name="P47">Universidade Presbiteriana Mackenzie</text:p>
              </text:list-item>
            </text:list>
          </table:table-cell>
          <table:table-cell table:style-name="Table10.A1" office:value-type="string">
            <text:p text:style-name="P4">Curso: Gestão de Projetos.</text:p>
            <text:p text:style-name="P4">Tipo: MBA.</text:p>
            <text:p text:style-name="P9"><text:span text:style-name="T2">Localização: </text:span><text:span text:style-name="T5">São Paulo – SP.</text:span></text:p>
            <text:p text:style-name="P9"><text:span text:style-name="T2">Carga: </text:span><text:span text:style-name="T5">Três Semestres – concluído em 2010</text:span></text:p>
          </table:table-cell>
        </table:table-row>
        <table:table-row table:style-name="Table10.1">
          <table:table-cell table:style-name="Table10.A1" office:value-type="string">
            <text:p text:style-name="P38"/>
          </table:table-cell>
          <table:table-cell table:style-name="Table10.A1" office:value-type="string">
            <text:p text:style-name="P4"/>
          </table:table-cell>
        </table:table-row>
        <table:table-row table:style-name="Table10.1">
          <table:table-cell table:style-name="Table10.A1" office:value-type="string">
            <text:list xml:id="list202850599154778" text:continue-numbering="true" text:style-name="WWNum3">
              <text:list-item>
                <text:p text:style-name="P47">FIAP - Faculdade de Informática e Administração Paulista</text:p>
              </text:list-item>
            </text:list>
          </table:table-cell>
          <table:table-cell table:style-name="Table10.A1" office:value-type="string">
            <text:p text:style-name="P9"><text:span text:style-name="T2">Curso: </text:span><text:span text:style-name="T4">Tecnólogo em Desenvolvimento de Sistemas.</text:span></text:p>
            <text:p text:style-name="P9"><text:span text:style-name="T2">Tipo: </text:span><text:span text:style-name="T4">Ensino Superior.</text:span></text:p>
            <text:p text:style-name="P9"><text:span text:style-name="T2">Localização: </text:span><text:span text:style-name="T4">São Paulo – SP</text:span></text:p>
            <text:p text:style-name="P9"><text:span text:style-name="T2">Carga: </text:span><text:span text:style-name="T4">Seis Semestres – </text:span><text:span text:style-name="T2">Concluída em 2006</text:span></text:p>
          </table:table-cell>
        </table:table-row>
        <table:table-row table:style-name="Table10.1">
          <table:table-cell table:style-name="Table10.A1" office:value-type="string">
            <text:p text:style-name="P39"/>
          </table:table-cell>
          <table:table-cell table:style-name="Table10.A1" office:value-type="string">
            <text:p text:style-name="P4"/>
          </table:table-cell>
        </table:table-row>
        <table:table-row table:style-name="Table10.1">
          <table:table-cell table:style-name="Table10.A1" office:value-type="string">
            <text:list xml:id="list202849651128860" text:continue-numbering="true" text:style-name="WWNum3">
              <text:list-item>
                <text:p text:style-name="P47">Gestão de Projetos - SCRUM </text:p>
              </text:list-item>
            </text:list>
            <text:p text:style-name="P39"/>
          </table:table-cell>
          <table:table-cell table:style-name="Table10.A1" office:value-type="string">
            <text:p text:style-name="P9"><text:span text:style-name="T2">Curso</text:span><text:span text:style-name="T4">: Gestão de Projetos Ágile com SCRUM</text:span></text:p>
            <text:p text:style-name="P9"><text:span text:style-name="T2">Localização</text:span><text:span text:style-name="T4">: Caelum – www.caelum.com.br.</text:span></text:p>
            <text:p text:style-name="P9"><text:span text:style-name="T2">Carga:</text:span><text:span text:style-name="T4"> 20 Horas.</text:span></text:p>
          </table:table-cell>
        </table:table-row>
        <table:table-row table:style-name="Table10.1">
          <table:table-cell table:style-name="Table10.A1" office:value-type="string">
            <text:p text:style-name="P39"/>
          </table:table-cell>
          <table:table-cell table:style-name="Table10.A1" office:value-type="string">
            <text:p text:style-name="P4"/>
          </table:table-cell>
        </table:table-row>
        <table:table-row table:style-name="Table10.1">
          <table:table-cell table:style-name="Table10.A1" office:value-type="string">
            <text:list xml:id="list202850747889492" text:continue-numbering="true" text:style-name="WWNum3">
              <text:list-item>
                <text:p text:style-name="P47">Desafio Colégio e Cursinho</text:p>
              </text:list-item>
            </text:list>
            <text:p text:style-name="P39"/>
          </table:table-cell>
          <table:table-cell table:style-name="Table10.A1" office:value-type="string">
            <text:p text:style-name="P9"><text:span text:style-name="T2">Curso</text:span><text:span text:style-name="T4">: Técnico em Processamento de Dados.</text:span></text:p>
            <text:p text:style-name="P9"><text:span text:style-name="T2">Tipo:</text:span><text:span text:style-name="T4"> Ensino Médio Profissionalizante (Colegial Técnico).</text:span></text:p>
            <text:p text:style-name="P9"><text:span text:style-name="T2">Localização</text:span><text:span text:style-name="T4">: Osasco – SP.</text:span></text:p>
            <text:p text:style-name="P9"><text:span text:style-name="T2">Carga:</text:span><text:span text:style-name="T4"> Seis Semestres - 01/02/1997 a 01/12/1999.</text:span></text:p>
          </table:table-cell>
        </table:table-row>
        <table:table-row table:style-name="Table10.1">
          <table:table-cell table:style-name="Table10.A1" office:value-type="string">
            <text:p text:style-name="P39"/>
          </table:table-cell>
          <table:table-cell table:style-name="Table10.A1" office:value-type="string">
            <text:p text:style-name="P4"/>
          </table:table-cell>
        </table:table-row>
        <table:table-row table:style-name="Table10.1">
          <table:table-cell table:style-name="Table10.A1" office:value-type="string">
            <text:list xml:id="list202850428455687" text:continue-numbering="true" text:style-name="WWNum3">
              <text:list-item>
                <text:p text:style-name="P47">PHP</text:p>
              </text:list-item>
            </text:list>
          </table:table-cell>
          <table:table-cell table:style-name="Table10.A1" office:value-type="string">
            <text:p text:style-name="P9"><text:span text:style-name="T2">Curso: </text:span><text:span text:style-name="T4">Linguagem de programação Web.</text:span></text:p>
            <text:p text:style-name="P9"><text:span text:style-name="T2">Local: </text:span><text:span text:style-name="T4">CEE – Universidade de São Paulo.</text:span></text:p>
          </table:table-cell>
        </table:table-row>
        <table:table-row table:style-name="Table10.1">
          <table:table-cell table:style-name="Table10.A1" office:value-type="string">
            <text:p text:style-name="P39"/>
          </table:table-cell>
          <table:table-cell table:style-name="Table10.A1" office:value-type="string">
            <text:p text:style-name="P4"/>
          </table:table-cell>
        </table:table-row>
        <table:table-row table:style-name="Table10.1">
          <table:table-cell table:style-name="Table10.A1" office:value-type="string">
            <text:list xml:id="list202849743154824" text:continue-numbering="true" text:style-name="WWNum3">
              <text:list-item>
                <text:p text:style-name="P47">Linux Conectiva</text:p>
              </text:list-item>
            </text:list>
          </table:table-cell>
          <table:table-cell table:style-name="Table10.A1" office:value-type="string">
            <text:p text:style-name="P9"><text:span text:style-name="T2">Curso:</text:span><text:span text:style-name="T4"> Fundamentos, Administração e Redes Linux.</text:span></text:p>
            <text:p text:style-name="P9"><text:span text:style-name="T2">Local: </text:span><text:span text:style-name="T4">AlphaQuattro</text:span></text:p>
            <text:p text:style-name="P9"><text:span text:style-name="T2">Carga: </text:span><text:span text:style-name="T4">90 <text:s/>Horas – 06/05/2002 a 20/06/2002</text:span></text:p>
          </table:table-cell>
        </table:table-row>
        <table:table-row table:style-name="Table10.1">
          <table:table-cell table:style-name="Table10.A1" office:value-type="string">
            <text:p text:style-name="P39"/>
          </table:table-cell>
          <table:table-cell table:style-name="Table10.A1" office:value-type="string">
            <text:p text:style-name="P4"/>
          </table:table-cell>
        </table:table-row>
        <table:table-row table:style-name="Table10.1">
          <table:table-cell table:style-name="Table10.A1" office:value-type="string">
            <text:list xml:id="list202849714297696" text:continue-numbering="true" text:style-name="WWNum3">
              <text:list-item>
                <text:p text:style-name="P47">Língua</text:p>
              </text:list-item>
            </text:list>
          </table:table-cell>
          <table:table-cell table:style-name="Table10.A1" office:value-type="string">
            <text:p text:style-name="P9"><text:span text:style-name="T2">Curso: </text:span><text:span text:style-name="T4">Inglês.</text:span></text:p>
            <text:p text:style-name="P9"><text:span text:style-name="T2">Local: </text:span><text:span text:style-name="T4">CNA – Vila Prudente</text:span></text:p>
            <text:p text:style-name="P4">Nível Intermediário.</text:p>
          </table:table-cell>
        </table:table-row>
      </table:table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0">Projetos Realizados.</text:p>
          </table:table-cell>
        </table:table-row>
      </table:table>
      <text:p text:style-name="P5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list xml:id="list7810983461865351070" text:style-name="WWNum1">
              <text:list-item>
                <text:p text:style-name="P48"><text:s text:c="2"/>Web</text:p>
              </text:list-item>
            </text:list>
          </table:table-cell>
          <table:table-cell table:style-name="Table11.A1" office:value-type="string">
            <text:p text:style-name="P4">Sistema de WebMail da Mandic.</text:p>
            <text:p text:style-name="P9"><text:span text:style-name="T2">Analista Programador</text:span><text:span text:style-name="T4">.</text:span></text:p>
            <text:p text:style-name="P9"><text:span text:style-name="T2">Descrição</text:span><text:span text:style-name="T4">: Cliente de e-mail na plataforma web com AJAX, Aplicação de gestão de contas de e-mail e rotinas de cobrança de clientes.</text:span></text:p>
          </table:table-cell>
        </table:table-row>
        <table:table-row table:style-name="Table11.1">
          <table:table-cell table:style-name="Table11.A1" office:value-type="string">
            <text:p text:style-name="P38"/>
          </table:table-cell>
          <table:table-cell table:style-name="Table11.A1" office:value-type="string">
            <text:p text:style-name="P4"/>
          </table:table-cell>
        </table:table-row>
        <table:table-row table:style-name="Table11.1">
          <table:table-cell table:style-name="Table11.A1" office:value-type="string">
            <text:list xml:id="list202849947596344" text:continue-numbering="true" text:style-name="WWNum1">
              <text:list-item>
                <text:p text:style-name="P48"><text:s text:c="2"/>Aplicações</text:p>
              </text:list-item>
            </text:list>
          </table:table-cell>
          <table:table-cell table:style-name="Table11.A1" office:value-type="string">
            <text:list xml:id="list202849103295799" text:continue-list="list7580424399662988388" text:style-name="WWNum2">
              <text:list-item>
                <text:list>
                  <text:list-item>
                    <text:list>
                      <text:list-item>
                        <text:p text:style-name="P49">Catálogo Eletrônico Demonstrativo</text:p>
                      </text:list-item>
                    </text:list>
                  </text:list-item>
                </text:list>
              </text:list-item>
            </text:list>
            <text:p text:style-name="P9"><text:span text:style-name="T2">Descrição: </text:span><text:span text:style-name="T4">Desenvolvimento em Visual Basic 5, objetivando promover a Instituição de Ensino Desafio.</text:span></text:p>
            <text:p text:style-name="P3">Exibido na feira de Informática de Osasco (Osasco Plaza 08/1999)</text:p>
          </table:table-cell>
        </table:table-row>
        <table:table-row table:style-name="Table11.1">
          <table:table-cell table:style-name="Table11.A1" office:value-type="string">
            <text:p text:style-name="P40"/>
          </table:table-cell>
          <table:table-cell table:style-name="Table11.A1" office:value-type="string">
            <text:list xml:id="list202849212732688" text:continue-numbering="true" text:style-name="WWNum2">
              <text:list-item>
                <text:list>
                  <text:list-item>
                    <text:list>
                      <text:list-item>
                        <text:p text:style-name="P50"/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11.1">
          <table:table-cell table:style-name="Table11.A1" office:value-type="string">
            <text:p text:style-name="P3"/>
          </table:table-cell>
          <table:table-cell table:style-name="Table11.A1" office:value-type="string">
            <text:list xml:id="list202849404395771" text:continue-numbering="true" text:style-name="WWNum2">
              <text:list-item>
                <text:list>
                  <text:list-item>
                    <text:list>
                      <text:list-item>
                        <text:p text:style-name="P49">Rotinas de Backup de Banco de Dados – SQL</text:p>
                      </text:list-item>
                    </text:list>
                  </text:list-item>
                </text:list>
              </text:list-item>
            </text:list>
            <text:p text:style-name="P9"><text:span text:style-name="T2">Descrição: </text:span><text:span text:style-name="T4">Desenvolvido em Visual Basic, o programa destina-se ao gerenciamento de Banco de Dados –SQL Run-Time, com procedimentos de Backup e Restoure.</text:span></text:p>
          </table:table-cell>
        </table:table-row>
      </table:table>
      <text:p text:style-name="P5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0">Auto Avaliação.</text:p>
          </table:table-cell>
        </table:table-row>
      </table:table>
      <text:p text:style-name="P2"/>
      <text:p text:style-name="P28">Como profissional, sou uma pessoa dedicada e pontual, sempre pronto para por meus ideais em prática. Tenho idéias para melhorar o desempenho produtivo do setor onde trabalho, colocando em ação meu lado espontâneo na hora de tomar decisões. Gosto de trabalhar em equipe e formar químicas de trabalho, pois desta forma sei que não estarei sozinho em busca de objetivos.</text:p>
      <text:p text:style-name="P27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20">Trajetória.</text:p>
          </table:table-cell>
        </table:table-row>
      </table:table>
      <text:p text:style-name="P1"/>
      <text:p text:style-name="P26"><text:span text:style-name="T11"><text:tab/></text:span><text:bookmark-start text:name="__DdeLink__135_755216717"/><text:span text:style-name="T11">Trabalhando para uma ONG</text:span><text:span text:style-name="T4">,</text:span><text:span text:style-name="T11"> comecei minha carreira de programador desenvolvendo portais para redes sociais no I.P.S.O, onde pude aprender a dinâmica que envolve o trabalho </text:span><text:span text:style-name="T12">open source</text:span><text:span text:style-name="T11">. </text:span></text:p>
      <text:p text:style-name="P26"><text:span text:style-name="T11"><text:tab/>Logo após</text:span><text:span text:style-name="T4">,</text:span><text:span text:style-name="T11"> fui chamado para trabalhar na manutenção de um sistema voltado para casas noturnas na OZ Technology. Nesse período</text:span><text:span text:style-name="T4">,</text:span><text:span text:style-name="T11"> pude apreender o desenvolvimento de aplicações em </text:span><text:span text:style-name="T12">FLASH</text:span><text:span text:style-name="T3"> e PHP</text:span><text:span text:style-name="T11">. Com o passar do tempo</text:span><text:span text:style-name="T4">,</text:span><text:span text:style-name="T11"> acabei coordenando uma equipe de programadores na concepção de uma nova versão da aplicação. Durante o projeto implantei um </text:span><text:span text:style-name="T3">controle de versões (SVN)</text:span><text:span text:style-name="T11">, trabalhei no processo de </text:span><text:span text:style-name="T3">levantamento de requisitos</text:span><text:span text:style-name="T11"> e modelagem do </text:span><text:span text:style-name="T3">Banco de Dados (MYSQL)</text:span><text:span text:style-name="T11">. Para solucionar problemas envolvendo o processamento em </text:span><text:span text:style-name="T3">micro terminais (Thin Clients), </text:span><text:span text:style-name="T11">voltei meu foco para o mundo </text:span><text:span text:style-name="T3">open source</text:span><text:span text:style-name="T11"> onde encontrei o </text:span><text:span text:style-name="T3">PHP-GTK</text:span><text:span text:style-name="T11">, que proporcionou uma </text:span><text:span text:style-name="T13">interface</text:span><text:span text:style-name="T11"> leve o bastante para rodar em máquinas com pouca memória.</text:span></text:p>
      <text:p text:style-name="P26"><text:span text:style-name="T11"><text:tab/>Novamente no mercado, convidado para trabalhar na Mandic, uma das pioneiras na internet brasileira. O projeto que fui alocado para trabalhar tratava-se de um </text:span><text:span text:style-name="T12">WebMail</text:span><text:span text:style-name="T11">, totalmente focado na tecnologia </text:span><text:span text:style-name="T3">Ajax</text:span><text:span text:style-name="T11">. Os conhecimentos adquiridos durante esse projeto foram: </text:span><text:span text:style-name="T3">ExtJS,</text:span><text:span text:style-name="T11"> </text:span><text:span text:style-name="T3">LDAP, IMAP e SMTP</text:span><text:span text:style-name="T11">. Com o final do ciclo de desenvolvimento do cliente de e-mail Web, fui incumbido de modelar o novo sistema </text:span><text:span text:style-name="T3">financeiro de cobrança</text:span><text:span text:style-name="T11"> da empresa.</text:span></text:p>
      <text:p text:style-name="P22"><text:span text:style-name="T9"><text:tab/>Pela Manager On-Line</text:span><text:span text:style-name="T7">,</text:span><text:span text:style-name="T9"> coordenei a equipe técnica de desenvolvimento, aplicando técnicas de gerenciamento de projetos como </text:span><text:span text:style-name="T8">PMP</text:span><text:span text:style-name="T9"> e </text:span><text:span text:style-name="T8">AGILE</text:span><text:span text:style-name="T9"> com o </text:span><text:span text:style-name="T8">SCRUM</text:span><text:span text:style-name="T9">. No projeto de Portal Nacional de Currículos da Manager, implantamos com sucesso um sistema de </text:span><text:span text:style-name="T10">Search Engine </text:span><text:span text:style-name="T8">SPHINX. </text:span></text:p>
      <text:p text:style-name="P26"><text:span text:style-name="T6"><text:tab/>Já na</text:span><text:span text:style-name="T11"> DPComp Informática</text:span><text:span text:style-name="T4">,</text:span><text:span text:style-name="T11"> fui responsável pela</text:span><text:span text:style-name="T4"> Infraestrutura de Servidores(Linux) de alta disponibilidade internos (Desenvolvimento/Homologação) e externos (Produção/Storage), respondia também pelas rotinas de Backups de dados agendados e por arquitetar um sistema </text:span><text:span text:style-name="T2">ERP</text:span><text:bookmark-end text:name="__DdeLink__135_755216717"/><text:span text:style-name="T4"> para acesso em todo o território nacional.</text:span></text:p>
      <text:p text:style-name="P26"><text:span text:style-name="T4"><text:tab/>Junto a startup SemHora desenvovi projetos de automação de controle de entrada em eventos com catracas e sistema de vendas via API para Compra de Ingressos via Mobile APP(Android e IOS). Pode preender a desenvover software embarcados (Stetch) para Arduino em </text:span><text:span text:style-name="T2">C</text:span><text:span text:style-name="T5"> para controles de Relés.</text:span><text:span text:style-name="T4"> </text:span><text:span text:style-name="T5">Implementei com sucesso uma gestão de projetos novamente com </text:span><text:span text:style-name="T2">SCRUM</text:span><text:span text:style-name="T4">.</text:span></text:p>
      <text:p text:style-name="P26"><text:span text:style-name="T4"><text:tab/>Atuamente na Finnet desenvolvo sistemas de gestão financeira como Folha de Pagamento e Cobrança, que trabalham diretamente na Rede Bancária via </text:span><text:span text:style-name="T2">EDI</text:span><text:span text:style-name="T5">. Parte desse projeto evolve aprovação de pagamentos por </text:span><text:span text:style-name="T2">App Mobile (IOS e Android),</text:span><text:span text:style-name="T5"> que apreendi a desenvover com as ferramentas </text:span><text:span text:style-name="T2">Coodova</text:span><text:span text:style-name="T5"> e </text:span><text:span text:style-name="T2">PhoneGap</text:span><text:span text:style-name="T5">.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ingbats" svg:font-family="Dingbats" style:font-pitch="variable" style:font-charset="x-symbol"/>
    <style:font-face style:name="0" svg:font-family="0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MS Reference Sans Serif" svg:font-family="'MS Reference Sans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MS Reference Sans Serif1" svg:font-family="'MS Reference Sans Serif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pt" fo:country="BR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left="0cm" fo:margin-right="0cm" fo:margin-top="0.423cm" fo:margin-bottom="0.212cm" loext:contextual-spacing="false" fo:text-align="start" style:justify-single-word="false" fo:orphans="2" fo:widows="2" fo:text-indent="0cm" style:auto-text-indent="false" fo:keep-with-next="always" style:vertical-align="auto" style:writing-mode="lr-tb"/>
      <style:text-properties fo:color="#000000" style:font-name="Albany" fo:font-family="Albany" style:font-family-generic="roman" style:font-pitch="variable" fo:font-size="14pt" fo:language="pt" fo:country="BR" style:letter-kerning="true" style:font-name-asian="Liberation Serif1" style:font-family-asian="'Liberation Serif'" style:font-family-generic-asian="system" style:font-pitch-asian="variable" style:font-size-asian="14pt" style:language-asian="ar" style:country-asian="SA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pt" fo:country="BR" style:letter-kerning="true" style:font-name-asian="Liberation Serif1" style:font-family-asian="'Liberation Serif'" style:font-family-generic-asian="system" style:font-pitch-asian="variable" style:font-size-asian="12pt" style:language-asian="ar" style:country-asian="SA"/>
    </style:style>
    <style:style style:name="List" style:family="paragraph" style:parent-style-name="Text_20_body" style:default-outline-level="" style:class="list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pt" fo:country="BR" style:letter-kerning="true" style:font-name-asian="Liberation Serif1" style:font-family-asian="'Liberation Serif'" style:font-family-generic-asian="system" style:font-pitch-asian="variable" style:font-size-asian="12pt" style:language-asian="ar" style:country-asian="SA"/>
    </style:style>
    <style:style style:name="Caption" style:family="paragraph" style:parent-style-name="Standard" style:default-outline-level="" style:class="extra">
      <style:paragraph-properties fo:margin-left="0cm" fo:margin-right="0cm" fo:margin-top="0.212cm" fo:margin-bottom="0.212cm" loext:contextual-spacing="false" fo:text-align="start" style:justify-single-word="false" fo:orphans="2" fo:widows="2" fo:text-indent="0cm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pt" fo:country="BR" fo:font-style="italic" style:letter-kerning="true" style:font-name-asian="Liberation Serif1" style:font-family-asian="'Liberation Serif'" style:font-family-generic-asian="system" style:font-pitch-asian="variable" style:font-size-asian="12pt" style:language-asian="ar" style:country-asian="SA" style:font-style-asian="italic"/>
    </style:style>
    <style:style style:name="Index" style:family="paragraph" style:parent-style-name="Standard" style:default-outline-level="" style:class="index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pt" fo:country="BR" style:letter-kerning="true" style:font-name-asian="Liberation Serif1" style:font-family-asian="'Liberation Serif'" style:font-family-generic-asian="system" style:font-pitch-asian="variable" style:font-size-asian="12pt" style:language-asian="ar" style:country-asian="SA"/>
    </style:style>
    <style:style style:name="Heading_20_1" style:display-name="Heading 1" style:family="paragraph" style:parent-style-name="Standard" style:default-outline-level="" style:class="text">
      <style:paragraph-properties fo:margin-left="0cm" fo:margin-right="0cm" fo:text-align="start" style:justify-single-word="false" fo:orphans="2" fo:widows="2" fo:text-indent="0cm" style:auto-text-indent="false" fo:keep-with-next="always" style:vertical-align="auto" style:writing-mode="lr-tb"/>
      <style:text-properties fo:color="#000000" style:font-name="Times New Roman" fo:font-family="'Times New Roman'" style:font-family-generic="roman" style:font-pitch="variable" fo:font-size="14pt" fo:language="pt" fo:country="BR" fo:font-weight="bold" style:letter-kerning="true" style:font-name-asian="Liberation Serif1" style:font-family-asian="'Liberation Serif'" style:font-family-generic-asian="system" style:font-pitch-asian="variable" style:font-size-asian="14pt" style:language-asian="ar" style:country-asian="SA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left="0cm" fo:margin-right="0cm" fo:text-align="start" style:justify-single-word="false" fo:orphans="2" fo:widows="2" fo:text-indent="0cm" style:auto-text-indent="false" fo:keep-with-next="always" style:vertical-align="auto" style:writing-mode="lr-tb"/>
      <style:text-properties fo:color="#000000" style:font-name="Times New Roman" fo:font-family="'Times New Roman'" style:font-family-generic="roman" style:font-pitch="variable" fo:font-size="14pt" fo:language="pt" fo:country="BR" style:letter-kerning="true" style:font-name-asian="Liberation Serif1" style:font-family-asian="'Liberation Serif'" style:font-family-generic-asian="system" style:font-pitch-asian="variable" style:font-size-asian="14pt" style:language-asian="ar" style:country-asian="SA"/>
    </style:style>
    <style:style style:name="Heading_20_3" style:display-name="Heading 3" style:family="paragraph" style:parent-style-name="Standard" style:default-outline-level="" style:class="text">
      <style:paragraph-properties fo:margin-left="0cm" fo:margin-right="0cm" fo:text-align="start" style:justify-single-word="false" fo:orphans="2" fo:widows="2" fo:text-indent="0cm" style:auto-text-indent="false" fo:keep-with-next="always" style:vertical-align="auto" style:writing-mode="lr-tb"/>
      <style:text-properties fo:color="#000000" style:font-name="Times New Roman" fo:font-family="'Times New Roman'" style:font-family-generic="roman" style:font-pitch="variable" fo:font-size="10pt" fo:language="pt" fo:country="BR" fo:font-weight="bold" style:letter-kerning="true" style:font-name-asian="Liberation Serif1" style:font-family-asian="'Liberation Serif'" style:font-family-generic-asian="system" style:font-pitch-asian="variable" style:font-size-asian="10pt" style:language-asian="ar" style:country-asian="SA" style:font-weight-asian="bold"/>
    </style:style>
    <style:style style:name="DocumentMap" style:family="paragraph" style:default-outline-level="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 style:writing-mode="lr-tb"/>
      <style:text-properties fo:color="#000000" style:font-name="Calibri" fo:font-family="Calibri" style:font-family-generic="roman" style:font-pitch="variable" fo:font-size="11pt" fo:language="pt" fo:country="BR" style:letter-kerning="true" style:font-name-asian="Liberation Serif1" style:font-family-asian="'Liberation Serif'" style:font-family-generic-asian="system" style:font-pitch-asian="variable" style:font-size-asian="11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envelope_20_address" style:display-name="envelope address" style:family="paragraph" style:parent-style-name="Standard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color="#000000" style:font-name="Arial" fo:font-family="Arial" style:font-family-generic="roman" style:font-pitch="variable" fo:font-size="12pt" fo:language="pt" fo:country="BR" style:letter-kerning="true" style:font-name-asian="Liberation Serif1" style:font-family-asian="'Liberation Serif'" style:font-family-generic-asian="system" style:font-pitch-asian="variable" style:font-size-asian="12pt" style:language-asian="ar" style:country-asian="SA"/>
    </style:style>
    <style:style style:name="envelope_20_return" style:display-name="envelope return" style:family="paragraph" style:parent-style-name="Standard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color="#000000" style:font-name="Arial" fo:font-family="Arial" style:font-family-generic="roman" style:font-pitch="variable" fo:font-size="10pt" fo:language="pt" fo:country="BR" style:letter-kerning="true" style:font-name-asian="Liberation Serif1" style:font-family-asian="'Liberation Serif'" style:font-family-generic-asian="system" style:font-pitch-asian="variable" style:font-size-asian="10pt" style:language-asian="ar" style:country-asian="SA"/>
    </style:style>
    <style:style style:name="Table_20_Contents" style:display-name="Table Contents" style:family="paragraph" style:parent-style-name="Text_20_body" style:default-outline-level="" style:class="extra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pt" fo:country="BR" style:letter-kerning="true" style:font-name-asian="Liberation Serif1" style:font-family-asian="'Liberation Serif'" style:font-family-generic-asian="system" style:font-pitch-asian="variable" style:font-size-asian="12pt" style:language-asian="ar" style:country-asian="SA"/>
    </style:style>
    <style:style style:name="Table_20_Heading" style:display-name="Table Heading" style:family="paragraph" style:parent-style-name="Table_20_Contents" style:default-outline-level="" style:class="extra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pt" fo:country="BR" fo:font-style="italic" fo:font-weight="bold" style:letter-kerning="true" style:font-name-asian="Liberation Serif1" style:font-family-asian="'Liberation Serif'" style:font-family-generic-asian="system" style:font-pitch-asian="variable" style:font-size-asian="12pt" style:language-asian="ar" style:country-asian="SA" style:font-style-asian="italic" style:font-weight-asian="bold"/>
    </style:style>
    <style:style style:name="HTML_20_Preformatted" style:display-name="HTML Preformatted" style:family="paragraph" style:parent-style-name="Standard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family="'Courier New'" style:font-family-generic="roman" style:font-pitch="variable" fo:font-size="10pt" fo:language="pt" fo:country="BR" style:letter-kerning="true" style:font-name-asian="Liberation Serif1" style:font-family-asian="'Liberation Serif'" style:font-family-generic-asian="system" style:font-pitch-asian="variable" style:font-size-asian="10pt" style:language-asian="ar" style:country-asian="SA"/>
    </style:style>
    <style:style style:name="Quotations" style:family="paragraph" style:parent-style-name="Standard" style:default-outline-level="" style:class="html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pt" fo:country="BR" style:letter-kerning="true" style:font-name-asian="Liberation Serif1" style:font-family-asian="'Liberation Serif'" style:font-family-generic-asian="system" style:font-pitch-asian="variable" style:font-size-asian="12pt" style:language-asian="ar" style:country-asian="SA"/>
    </style:style>
    <style:style style:name="Title" style:family="paragraph" style:parent-style-name="Heading" style:default-outline-level="" style:class="chapter">
      <style:paragraph-properties fo:margin-left="0cm" fo:margin-right="0cm" fo:margin-top="0.423cm" fo:margin-bottom="0.212cm" loext:contextual-spacing="false" fo:text-align="start" style:justify-single-word="false" fo:orphans="2" fo:widows="2" fo:text-indent="0cm" style:auto-text-indent="false" fo:keep-with-next="always" style:vertical-align="auto" style:writing-mode="lr-tb"/>
      <style:text-properties fo:color="#000000" style:font-name="Albany" fo:font-family="Albany" style:font-family-generic="roman" style:font-pitch="variable" fo:font-size="14pt" fo:language="pt" fo:country="BR" style:letter-kerning="true" style:font-name-asian="Liberation Serif1" style:font-family-asian="'Liberation Serif'" style:font-family-generic-asian="system" style:font-pitch-asian="variable" style:font-size-asian="14pt" style:language-asian="ar" style:country-asian="SA"/>
    </style:style>
    <style:style style:name="Subtitle" style:family="paragraph" style:parent-style-name="Heading" style:default-outline-level="" style:class="chapter">
      <style:paragraph-properties fo:margin-left="0cm" fo:margin-right="0cm" fo:margin-top="0.423cm" fo:margin-bottom="0.212cm" loext:contextual-spacing="false" fo:text-align="start" style:justify-single-word="false" fo:orphans="2" fo:widows="2" fo:text-indent="0cm" style:auto-text-indent="false" fo:keep-with-next="always" style:vertical-align="auto" style:writing-mode="lr-tb"/>
      <style:text-properties fo:color="#000000" style:font-name="Albany" fo:font-family="Albany" style:font-family-generic="roman" style:font-pitch="variable" fo:font-size="14pt" fo:language="pt" fo:country="BR" style:letter-kerning="true" style:font-name-asian="Liberation Serif1" style:font-family-asian="'Liberation Serif'" style:font-family-generic-asian="system" style:font-pitch-asian="variable" style:font-size-asian="14pt" style:language-asian="ar" style:country-asian="SA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Cambria" fo:font-family="Cambria" style:font-family-generic="roman" style:font-pitch="variable" fo:font-size="16pt" fo:language="pt" fo:country="BR" fo:font-weight="bold" style:letter-kerning="true" style:font-name-asian="Cambria1" style:font-family-asian="Cambria" style:font-family-generic-asian="system" style:font-pitch-asian="variable" style:font-size-asian="16pt" style:language-asian="pt" style:country-asian="BR" style:font-weight-asian="bold"/>
    </style:style>
    <style:style style:name="Título_20_2_20_Char" style:display-name="Título 2 Char" style:family="text" style:parent-style-name="Default_20_Paragraph_20_Font">
      <style:text-properties style:font-name="Cambria" fo:font-family="Cambria" style:font-family-generic="roman" style:font-pitch="variable" fo:font-size="14pt" fo:language="pt" fo:country="BR" fo:font-style="italic" fo:font-weight="bold" style:font-name-asian="Cambria1" style:font-family-asian="Cambria" style:font-family-generic-asian="system" style:font-pitch-asian="variable" style:font-size-asian="14pt" style:language-asian="pt" style:country-asian="BR" style:font-style-asian="italic" style:font-weight-asian="bold"/>
    </style:style>
    <style:style style:name="Título_20_3_20_Char" style:display-name="Título 3 Char" style:family="text" style:parent-style-name="Default_20_Paragraph_20_Font">
      <style:text-properties style:font-name="Cambria" fo:font-family="Cambria" style:font-family-generic="roman" style:font-pitch="variable" fo:font-size="13pt" fo:language="pt" fo:country="BR" fo:font-weight="bold" style:font-name-asian="Cambria1" style:font-family-asian="Cambria" style:font-family-generic-asian="system" style:font-pitch-asian="variable" style:font-size-asian="13pt" style:language-asian="pt" style:country-asian="BR" style:font-weight-asian="bold"/>
    </style:style>
    <style:style style:name="WW-Fonte_20_parág._20_padrão" style:display-name="WW-Fonte parág. padrão" style:family="text"/>
    <style:style style:name="Internet_20_link" style:display-name="Internet link" style:family="text" style:parent-style-name="WW-Fonte_20_parág._20_padrão">
      <style:text-properties fo:color="#0000ff" style:text-underline-style="solid" style:text-underline-width="auto" style:text-underline-color="font-color" style:font-name-asian="Times New Roman1" style:font-family-asian="'Times New Roman'" style:font-family-generic-asian="system" style:font-pitch-asian="variable"/>
    </style:style>
    <style:style style:name="FollowedHyperlink" style:family="text" style:parent-style-name="WW-Fonte_20_parág._20_padrão">
      <style:text-properties fo:color="#800080" style:text-underline-style="solid" style:text-underline-width="auto" style:text-underline-color="font-color" style:font-name-asian="Times New Roman1" style:font-family-asian="'Times New Roman'" style:font-family-generic-asian="system" style:font-pitch-asian="variable"/>
    </style:style>
    <style:style style:name="WW8Num1z0" style:family="text">
      <style:text-properties style:font-name="Courier New" fo:font-family="'Courier New'" style:font-family-generic="roman" style:font-pitch="variable"/>
    </style:style>
    <style:style style:name="WW8Num1z2" style:family="text">
      <style:text-properties style:font-name="Wingdings" fo:font-family="Wingdings" style:font-family-generic="roman" style:font-pitch="variable"/>
    </style:style>
    <style:style style:name="WW8Num1z3" style:family="text">
      <style:text-properties style:font-name="Symbol" fo:font-family="Symbol" style:font-family-generic="roman" style:font-pitch="variable"/>
    </style:style>
    <style:style style:name="WW8Num2z0" style:family="text">
      <style:text-properties style:font-name="Symbol" fo:font-family="Symbol" style:font-family-generic="roman" style:font-pitch="variable"/>
    </style:style>
    <style:style style:name="WW8Num2z1" style:family="text">
      <style:text-properties style:font-name="Courier New" fo:font-family="'Courier New'" style:font-family-generic="roman" style:font-pitch="variable"/>
    </style:style>
    <style:style style:name="WW8Num2z2" style:family="text">
      <style:text-properties style:font-name="Wingdings" fo:font-family="Wingdings" style:font-family-generic="roman" style:font-pitch="variable"/>
    </style:style>
    <style:style style:name="WW8Num3z0" style:family="text">
      <style:text-properties style:font-name="Symbol" fo:font-family="Symbol" style:font-family-generic="roman" style:font-pitch="variable"/>
    </style:style>
    <style:style style:name="WW8Num3z1" style:family="text">
      <style:text-properties style:font-name="Courier New" fo:font-family="'Courier New'" style:font-family-generic="roman" style:font-pitch="variable"/>
    </style:style>
    <style:style style:name="WW8Num3z2" style:family="text">
      <style:text-properties style:font-name="Wingdings" fo:font-family="Wingdings" style:font-family-generic="roman" style:font-pitch="variable"/>
    </style:style>
    <style:style style:name="WW8Num4z0" style:family="text">
      <style:text-properties style:font-name="Symbol" fo:font-family="Symbol" style:font-family-generic="roman" style:font-pitch="variable"/>
    </style:style>
    <style:style style:name="WW8Num4z1" style:family="text">
      <style:text-properties style:font-name="Courier New" fo:font-family="'Courier New'" style:font-family-generic="roman" style:font-pitch="variable"/>
    </style:style>
    <style:style style:name="WW8Num4z2" style:family="text">
      <style:text-properties style:font-name="Wingdings" fo:font-family="Wingdings" style:font-family-generic="roman" style:font-pitch="variable"/>
    </style:style>
    <style:style style:name="WW8Num5z0" style:family="text">
      <style:text-properties style:font-name="Symbol" fo:font-family="Symbol" style:font-family-generic="roman" style:font-pitch="variable"/>
    </style:style>
    <style:style style:name="WW8Num5z1" style:family="text">
      <style:text-properties style:font-name="Courier New" fo:font-family="'Courier New'" style:font-family-generic="roman" style:font-pitch="variable"/>
    </style:style>
    <style:style style:name="WW8Num5z2" style:family="text">
      <style:text-properties style:font-name="Wingdings" fo:font-family="Wingdings" style:font-family-generic="roman" style:font-pitch="variable"/>
    </style:style>
    <style:style style:name="Corpo_20_de_20_texto_20_Char" style:display-name="Corpo de texto Char" style:family="text" style:parent-style-name="Default_20_Paragraph_20_Font">
      <style:text-properties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font-size="10pt" fo:language="pt" fo:country="BR" style:font-name-asian="Courier New1" style:font-family-asian="'Courier New'" style:font-family-generic-asian="system" style:font-pitch-asian="variable" style:font-size-asian="10pt" style:language-asian="pt" style:country-asian="BR"/>
    </style:style>
    <style:style style:name="ListLabel_20_1" style:display-name="ListLabel 1" style:family="text">
      <style:text-properties style:font-name="Arial" fo:font-family="Arial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/>
    </style:style>
    <style:style style:name="ListLabel_20_2" style:display-name="ListLabel 2" style:family="text">
      <style:text-properties style:font-name="Arial" fo:font-family="Arial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/>
    </style:style>
    <style:style style:name="ListLabel_20_3" style:display-name="ListLabel 3" style:family="text">
      <style:text-properties style:font-name="Arial" fo:font-family="Arial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/>
    </style:style>
    <style:style style:name="ListLabel_20_4" style:display-name="ListLabel 4" style:family="text">
      <style:text-properties style:font-name="Arial" fo:font-family="Arial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="Arial" fo:font-family="Arial" style:font-family-generic="roman" style:font-pitch="variable" fo:font-size="10pt" fo:font-weight="bold" style:font-name-asian="Times New Roman1" style:font-family-asian="'Times New Roman'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o" text:bullet-char="o">
        <style:list-level-properties text:list-level-position-and-space-mode="label-alignment">
          <style:list-level-label-alignment text:label-followed-by="nothing" fo:text-indent="-0.635cm" fo:margin-left="1.27cm"/>
        </style:list-level-properties>
        <style:text-properties style:font-name="0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5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ListLabel_20_5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text:style-name="ListLabel_20_5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text:style-name="ListLabel_20_5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text:style-name="ListLabel_20_5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text:style-name="ListLabel_20_5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ListLabel_20_5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ListLabel_20_5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0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0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3cm" fo:margin-right="3cm" style:writing-mode="lr-tb" style:layout-grid-color="#c0c0c0" style:layout-grid-lines="2469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v</dc:title>
    <meta:initial-creator>Fernando Corrêa</meta:initial-creator>
    <meta:creation-date>2003-05-09T09:12:00</meta:creation-date>
    <dc:date>2016-09-05T20:28:48.702438214</dc:date>
    <meta:print-date>2016-04-08T17:21:15.291489738</meta:print-date>
    <dc:creator>Fernando Corrêa</dc:creator>
    <meta:editing-duration>PT3H44M7S</meta:editing-duration>
    <meta:editing-cycles>12</meta:editing-cycles>
    <meta:generator>LibreOffice/4.4.7.2$Linux_X86_64 LibreOffice_project/40$Build-2</meta:generator>
    <meta:printed-by>Fernando Corrêa</meta:printed-by>
    <meta:document-statistic meta:table-count="13" meta:image-count="0" meta:object-count="0" meta:page-count="7" meta:paragraph-count="232" meta:word-count="1355" meta:character-count="8427" meta:non-whitespace-character-count="7284"/>
  </office:meta>
</office:document-meta>
</file>